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1.0972in"/>
    </style:style>
    <style:style style:name="co2" style:family="table-column">
      <style:table-column-properties fo:break-before="auto" style:column-width="13.7839in"/>
    </style:style>
    <style:style style:name="co3" style:family="table-column">
      <style:table-column-properties fo:break-before="auto" style:column-width="0.7862in"/>
    </style:style>
    <style:style style:name="co4" style:family="table-column">
      <style:table-column-properties fo:break-before="auto" style:column-width="1.4402in"/>
    </style:style>
    <style:style style:name="co5" style:family="table-column">
      <style:table-column-properties fo:break-before="auto" style:column-width="1.3654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1.879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/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est_results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number-columns-repeated="2" table:default-cell-style-name="ce4"/>
        <table:table-column table:style-name="co5" table:default-cell-style-name="ce6"/>
        <table:table-column table:style-name="co4" table:default-cell-style-name="ce4"/>
        <table:table-column table:style-name="co6" table:default-cell-style-name="ce4"/>
        <table:table-column table:style-name="co7" table:default-cell-style-name="Default"/>
        <table:table-row table:style-name="ro1">
          <table:table-cell table:style-name="ce1" office:value-type="string" calcext:value-type="string">
            <text:p>patient_name</text:p>
          </table:table-cell>
          <table:table-cell table:style-name="ce1" office:value-type="string" calcext:value-type="string">
            <text:p>profile</text:p>
          </table:table-cell>
          <table:table-cell table:style-name="ce1" office:value-type="string" calcext:value-type="string">
            <text:p>status</text:p>
          </table:table-cell>
          <table:table-cell table:style-name="ce3" office:value-type="string" calcext:value-type="string">
            <text:p>very_high</text:p>
          </table:table-cell>
          <table:table-cell table:style-name="ce3" office:value-type="string" calcext:value-type="string">
            <text:p>high</text:p>
          </table:table-cell>
          <table:table-cell table:style-name="ce5" office:value-type="string" calcext:value-type="string">
            <text:p>target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very_low</text:p>
          </table:table-cell>
          <table:table-cell table:style-name="ce1" office:value-type="string" calcext:value-type="string">
            <text:p>timestamp</text:p>
          </table:table-cell>
        </table:table-row>
        <table:table-row table:style-name="ro1">
          <table:table-cell table:style-name="ce1" office:value-type="string" calcext:value-type="string">
            <text:p>child#001</text:p>
          </table:table-cell>
          <table:table-cell table:style-name="ce1" office:value-type="string" calcext:value-type="string">
            <text:p>{'sens': 150, 'dia': 2.5, 'carb_ratio': 30, 'max_iob': 2, 'max_basal': 0.8, 'max_daily_basal': 0.8, 'max_bg': 120, 'min_bg': 120, 'maxCOB': 60, 'isfProfile': {'sensitivities': [{'offset': 0, 'sensitivity': 150}]}, 'min_5m_carbimpact': 6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165740740740741" calcext:value-type="float">
            <text:p>0.17</text:p>
          </table:table-cell>
          <table:table-cell table:style-name="ce3" office:value-type="float" office:value="0.0703703703703704" calcext:value-type="float">
            <text:p>0.07</text:p>
          </table:table-cell>
          <table:table-cell table:style-name="ce5" office:value-type="float" office:value="0.763888888888889" calcext:value-type="float">
            <text:p>0.76</text:p>
          </table:table-cell>
          <table:table-cell table:style-name="ce3" table:number-columns-repeated="2"/>
          <table:table-cell table:style-name="ce7" office:value-type="string" calcext:value-type="string">
            <text:p>2025-08-26 18:38:10.744881</text:p>
          </table:table-cell>
        </table:table-row>
        <table:table-row table:style-name="ro1">
          <table:table-cell table:style-name="ce1" office:value-type="string" calcext:value-type="string">
            <text:p>child#001</text:p>
          </table:table-cell>
          <table:table-cell table:style-name="ce1" office:value-type="string" calcext:value-type="string">
            <text:p>{'sens': 90, 'dia': 3.0, 'carb_ratio': 20, 'max_iob': 3, 'max_basal': 1.2, 'max_daily_basal': 1.2, 'max_bg': 120, 'min_bg': 120, 'maxCOB': 80, 'isfProfile': {'sensitivities': [{'offset': 0, 'sensitivity': 90}]}, 'min_5m_carbimpact': 8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125" calcext:value-type="float">
            <text:p>0.13</text:p>
          </table:table-cell>
          <table:table-cell table:style-name="ce3" office:value-type="float" office:value="0.062962962962963" calcext:value-type="float">
            <text:p>0.06</text:p>
          </table:table-cell>
          <table:table-cell table:style-name="ce5" office:value-type="float" office:value="0.812037037037037" calcext:value-type="float">
            <text:p>0.81</text:p>
          </table:table-cell>
          <table:table-cell table:style-name="ce3" table:number-columns-repeated="2"/>
          <table:table-cell table:style-name="ce7" office:value-type="string" calcext:value-type="string">
            <text:p>2025-08-26 18:38:27.397873</text:p>
          </table:table-cell>
        </table:table-row>
        <table:table-row table:style-name="ro1">
          <table:table-cell table:style-name="ce1" office:value-type="string" calcext:value-type="string">
            <text:p>child#001</text:p>
          </table:table-cell>
          <table:table-cell table:style-name="ce1" office:value-type="string" calcext:value-type="string">
            <text:p>{'sens': 70, 'dia': 3.5, 'carb_ratio': 16, 'max_iob': 4, 'max_basal': 1.5, 'max_daily_basal': 1.5, 'max_bg': 120, 'min_bg': 120, 'maxCOB': 100, 'isfProfile': {'sensitivities': [{'offset': 0, 'sensitivity': 70}]}, 'min_5m_carbimpact': 10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105555555555556" calcext:value-type="float">
            <text:p>0.11</text:p>
          </table:table-cell>
          <table:table-cell table:style-name="ce3" office:value-type="float" office:value="0.0638888888888889" calcext:value-type="float">
            <text:p>0.06</text:p>
          </table:table-cell>
          <table:table-cell table:style-name="ce5" office:value-type="float" office:value="0.830555555555556" calcext:value-type="float">
            <text:p>0.83</text:p>
          </table:table-cell>
          <table:table-cell table:style-name="ce3" table:number-columns-repeated="2"/>
          <table:table-cell table:style-name="ce7" office:value-type="string" calcext:value-type="string">
            <text:p>2025-08-26 18:38:44.426449</text:p>
          </table:table-cell>
        </table:table-row>
        <table:table-row table:style-name="ro1">
          <table:table-cell table:style-name="ce1" office:value-type="string" calcext:value-type="string">
            <text:p>child#002</text:p>
          </table:table-cell>
          <table:table-cell table:style-name="ce1" office:value-type="string" calcext:value-type="string">
            <text:p>{'sens': 150, 'dia': 2.5, 'carb_ratio': 30, 'max_iob': 2, 'max_basal': 0.8, 'max_daily_basal': 0.8, 'max_bg': 120, 'min_bg': 120, 'maxCOB': 60, 'isfProfile': {'sensitivities': [{'offset': 0, 'sensitivity': 150}]}, 'min_5m_carbimpact': 6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164814814814815" calcext:value-type="float">
            <text:p>0.16</text:p>
          </table:table-cell>
          <table:table-cell table:style-name="ce3" office:value-type="float" office:value="0.0648148148148148" calcext:value-type="float">
            <text:p>0.06</text:p>
          </table:table-cell>
          <table:table-cell table:style-name="ce5" office:value-type="float" office:value="0.77037037037037" calcext:value-type="float">
            <text:p>0.77</text:p>
          </table:table-cell>
          <table:table-cell table:style-name="ce3" table:number-columns-repeated="2"/>
          <table:table-cell table:style-name="ce7" office:value-type="string" calcext:value-type="string">
            <text:p>2025-08-26 18:38:10.945679</text:p>
          </table:table-cell>
        </table:table-row>
        <table:table-row table:style-name="ro1">
          <table:table-cell table:style-name="ce1" office:value-type="string" calcext:value-type="string">
            <text:p>child#002</text:p>
          </table:table-cell>
          <table:table-cell table:style-name="ce1" office:value-type="string" calcext:value-type="string">
            <text:p>{'sens': 90, 'dia': 3.0, 'carb_ratio': 20, 'max_iob': 3, 'max_basal': 1.2, 'max_daily_basal': 1.2, 'max_bg': 120, 'min_bg': 120, 'maxCOB': 80, 'isfProfile': {'sensitivities': [{'offset': 0, 'sensitivity': 90}]}, 'min_5m_carbimpact': 8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132407407407407" calcext:value-type="float">
            <text:p>0.13</text:p>
          </table:table-cell>
          <table:table-cell table:style-name="ce3" office:value-type="float" office:value="0.05" calcext:value-type="float">
            <text:p>0.05</text:p>
          </table:table-cell>
          <table:table-cell table:style-name="ce5" office:value-type="float" office:value="0.817592592592593" calcext:value-type="float">
            <text:p>0.82</text:p>
          </table:table-cell>
          <table:table-cell table:style-name="ce3" table:number-columns-repeated="2"/>
          <table:table-cell table:style-name="ce7" office:value-type="string" calcext:value-type="string">
            <text:p>2025-08-26 18:38:27.618817</text:p>
          </table:table-cell>
        </table:table-row>
        <table:table-row table:style-name="ro1">
          <table:table-cell table:style-name="ce1" office:value-type="string" calcext:value-type="string">
            <text:p>child#002</text:p>
          </table:table-cell>
          <table:table-cell table:style-name="ce1" office:value-type="string" calcext:value-type="string">
            <text:p>{'sens': 70, 'dia': 3.5, 'carb_ratio': 16, 'max_iob': 4, 'max_basal': 1.5, 'max_daily_basal': 1.5, 'max_bg': 120, 'min_bg': 120, 'maxCOB': 100, 'isfProfile': {'sensitivities': [{'offset': 0, 'sensitivity': 70}]}, 'min_5m_carbimpact': 10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116666666666667" calcext:value-type="float">
            <text:p>0.12</text:p>
          </table:table-cell>
          <table:table-cell table:style-name="ce3" office:value-type="float" office:value="0.0472222222222222" calcext:value-type="float">
            <text:p>0.05</text:p>
          </table:table-cell>
          <table:table-cell table:style-name="ce5" office:value-type="float" office:value="0.836111111111111" calcext:value-type="float">
            <text:p>0.84</text:p>
          </table:table-cell>
          <table:table-cell table:style-name="ce3" table:number-columns-repeated="2"/>
          <table:table-cell table:style-name="ce7" office:value-type="string" calcext:value-type="string">
            <text:p>2025-08-26 18:38:44.740412</text:p>
          </table:table-cell>
        </table:table-row>
        <table:table-row table:style-name="ro1">
          <table:table-cell table:style-name="ce1" office:value-type="string" calcext:value-type="string">
            <text:p>child#003</text:p>
          </table:table-cell>
          <table:table-cell table:style-name="ce1" office:value-type="string" calcext:value-type="string">
            <text:p>{'sens': 150, 'dia': 2.5, 'carb_ratio': 30, 'max_iob': 2, 'max_basal': 0.8, 'max_daily_basal': 0.8, 'max_bg': 120, 'min_bg': 120, 'maxCOB': 60, 'isfProfile': {'sensitivities': [{'offset': 0, 'sensitivity': 150}]}, 'min_5m_carbimpact': 6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153703703703704" calcext:value-type="float">
            <text:p>0.15</text:p>
          </table:table-cell>
          <table:table-cell table:style-name="ce3" office:value-type="float" office:value="0.0916666666666667" calcext:value-type="float">
            <text:p>0.09</text:p>
          </table:table-cell>
          <table:table-cell table:style-name="ce5" office:value-type="float" office:value="0.75462962962963" calcext:value-type="float">
            <text:p>0.75</text:p>
          </table:table-cell>
          <table:table-cell table:style-name="ce3" table:number-columns-repeated="2"/>
          <table:table-cell table:style-name="ce7" office:value-type="string" calcext:value-type="string">
            <text:p>2025-08-26 18:38:12.737530</text:p>
          </table:table-cell>
        </table:table-row>
        <table:table-row table:style-name="ro1">
          <table:table-cell table:style-name="ce1" office:value-type="string" calcext:value-type="string">
            <text:p>child#003</text:p>
          </table:table-cell>
          <table:table-cell table:style-name="ce1" office:value-type="string" calcext:value-type="string">
            <text:p>{'sens': 90, 'dia': 3.0, 'carb_ratio': 20, 'max_iob': 3, 'max_basal': 1.2, 'max_daily_basal': 1.2, 'max_bg': 120, 'min_bg': 120, 'maxCOB': 80, 'isfProfile': {'sensitivities': [{'offset': 0, 'sensitivity': 90}]}, 'min_5m_carbimpact': 8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0935185185185185" calcext:value-type="float">
            <text:p>0.09</text:p>
          </table:table-cell>
          <table:table-cell table:style-name="ce3" office:value-type="float" office:value="0.0907407407407408" calcext:value-type="float">
            <text:p>0.09</text:p>
          </table:table-cell>
          <table:table-cell table:style-name="ce5" office:value-type="float" office:value="0.815740740740741" calcext:value-type="float">
            <text:p>0.82</text:p>
          </table:table-cell>
          <table:table-cell table:style-name="ce3" table:number-columns-repeated="2"/>
          <table:table-cell table:style-name="ce7" office:value-type="string" calcext:value-type="string">
            <text:p>2025-08-26 18:38:29.513905</text:p>
          </table:table-cell>
        </table:table-row>
        <table:table-row table:style-name="ro1">
          <table:table-cell table:style-name="ce1" office:value-type="string" calcext:value-type="string">
            <text:p>child#003</text:p>
          </table:table-cell>
          <table:table-cell table:style-name="ce1" office:value-type="string" calcext:value-type="string">
            <text:p>{'sens': 70, 'dia': 3.5, 'carb_ratio': 16, 'max_iob': 4, 'max_basal': 1.5, 'max_daily_basal': 1.5, 'max_bg': 120, 'min_bg': 120, 'maxCOB': 100, 'isfProfile': {'sensitivities': [{'offset': 0, 'sensitivity': 70}]}, 'min_5m_carbimpact': 10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0685185185185185" calcext:value-type="float">
            <text:p>0.07</text:p>
          </table:table-cell>
          <table:table-cell table:style-name="ce3" office:value-type="float" office:value="0.087037037037037" calcext:value-type="float">
            <text:p>0.09</text:p>
          </table:table-cell>
          <table:table-cell table:style-name="ce5" office:value-type="float" office:value="0.844444444444444" calcext:value-type="float">
            <text:p>0.84</text:p>
          </table:table-cell>
          <table:table-cell table:style-name="ce3" table:number-columns-repeated="2"/>
          <table:table-cell table:style-name="ce7" office:value-type="string" calcext:value-type="string">
            <text:p>2025-08-26 18:38:46.985484</text:p>
          </table:table-cell>
        </table:table-row>
        <table:table-row table:style-name="ro1">
          <table:table-cell table:style-name="ce1" office:value-type="string" calcext:value-type="string">
            <text:p>child#004</text:p>
          </table:table-cell>
          <table:table-cell table:style-name="ce1" office:value-type="string" calcext:value-type="string">
            <text:p>{'sens': 150, 'dia': 2.5, 'carb_ratio': 30, 'max_iob': 2, 'max_basal': 0.8, 'max_daily_basal': 0.8, 'max_bg': 120, 'min_bg': 120, 'maxCOB': 60, 'isfProfile': {'sensitivities': [{'offset': 0, 'sensitivity': 150}]}, 'min_5m_carbimpact': 6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087962962962963" calcext:value-type="float">
            <text:p>0.09</text:p>
          </table:table-cell>
          <table:table-cell table:style-name="ce3" office:value-type="float" office:value="0.0722222222222222" calcext:value-type="float">
            <text:p>0.07</text:p>
          </table:table-cell>
          <table:table-cell table:style-name="ce5" office:value-type="float" office:value="0.839814814814815" calcext:value-type="float">
            <text:p>0.84</text:p>
          </table:table-cell>
          <table:table-cell table:style-name="ce3" table:number-columns-repeated="2"/>
          <table:table-cell table:style-name="ce7" office:value-type="string" calcext:value-type="string">
            <text:p>2025-08-26 18:38:17.144331</text:p>
          </table:table-cell>
        </table:table-row>
        <table:table-row table:style-name="ro1">
          <table:table-cell table:style-name="ce1" office:value-type="string" calcext:value-type="string">
            <text:p>child#004</text:p>
          </table:table-cell>
          <table:table-cell table:style-name="ce1" office:value-type="string" calcext:value-type="string">
            <text:p>{'sens': 90, 'dia': 3.0, 'carb_ratio': 20, 'max_iob': 3, 'max_basal': 1.2, 'max_daily_basal': 1.2, 'max_bg': 120, 'min_bg': 120, 'maxCOB': 80, 'isfProfile': {'sensitivities': [{'offset': 0, 'sensitivity': 90}]}, 'min_5m_carbimpact': 8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075" calcext:value-type="float">
            <text:p>0.08</text:p>
          </table:table-cell>
          <table:table-cell table:style-name="ce3" office:value-type="float" office:value="0.0722222222222222" calcext:value-type="float">
            <text:p>0.07</text:p>
          </table:table-cell>
          <table:table-cell table:style-name="ce5" office:value-type="float" office:value="0.852777777777778" calcext:value-type="float">
            <text:p>0.85</text:p>
          </table:table-cell>
          <table:table-cell table:style-name="ce3" table:number-columns-repeated="2"/>
          <table:table-cell table:style-name="ce7" office:value-type="string" calcext:value-type="string">
            <text:p>2025-08-26 18:38:33.603646</text:p>
          </table:table-cell>
        </table:table-row>
        <table:table-row table:style-name="ro1">
          <table:table-cell table:style-name="ce1" office:value-type="string" calcext:value-type="string">
            <text:p>child#004</text:p>
          </table:table-cell>
          <table:table-cell table:style-name="ce1" office:value-type="string" calcext:value-type="string">
            <text:p>{'sens': 70, 'dia': 3.5, 'carb_ratio': 16, 'max_iob': 4, 'max_basal': 1.5, 'max_daily_basal': 1.5, 'max_bg': 120, 'min_bg': 120, 'maxCOB': 100, 'isfProfile': {'sensitivities': [{'offset': 0, 'sensitivity': 70}]}, 'min_5m_carbimpact': 10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0666666666666667" calcext:value-type="float">
            <text:p>0.07</text:p>
          </table:table-cell>
          <table:table-cell table:style-name="ce3" office:value-type="float" office:value="0.075" calcext:value-type="float">
            <text:p>0.08</text:p>
          </table:table-cell>
          <table:table-cell table:style-name="ce5" office:value-type="float" office:value="0.858333333333333" calcext:value-type="float">
            <text:p>0.86</text:p>
          </table:table-cell>
          <table:table-cell table:style-name="ce3" table:number-columns-repeated="2"/>
          <table:table-cell table:style-name="ce7" office:value-type="string" calcext:value-type="string">
            <text:p>2025-08-26 18:38:53.597588</text:p>
          </table:table-cell>
        </table:table-row>
        <table:table-row table:style-name="ro1">
          <table:table-cell table:style-name="ce1" office:value-type="string" calcext:value-type="string">
            <text:p>child#005</text:p>
          </table:table-cell>
          <table:table-cell table:style-name="ce1" office:value-type="string" calcext:value-type="string">
            <text:p>{'sens': 150, 'dia': 2.5, 'carb_ratio': 30, 'max_iob': 2, 'max_basal': 0.8, 'max_daily_basal': 0.8, 'max_bg': 120, 'min_bg': 120, 'maxCOB': 60, 'isfProfile': {'sensitivities': [{'offset': 0, 'sensitivity': 150}]}, 'min_5m_carbimpact': 6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117592592592593" calcext:value-type="float">
            <text:p>0.12</text:p>
          </table:table-cell>
          <table:table-cell table:style-name="ce3" office:value-type="float" office:value="0.0675925925925926" calcext:value-type="float">
            <text:p>0.07</text:p>
          </table:table-cell>
          <table:table-cell table:style-name="ce5" office:value-type="float" office:value="0.814814814814815" calcext:value-type="float">
            <text:p>0.81</text:p>
          </table:table-cell>
          <table:table-cell table:style-name="ce3" table:number-columns-repeated="2"/>
          <table:table-cell table:style-name="ce7" office:value-type="string" calcext:value-type="string">
            <text:p>2025-08-26 18:38:17.414653</text:p>
          </table:table-cell>
        </table:table-row>
        <table:table-row table:style-name="ro1">
          <table:table-cell table:style-name="ce1" office:value-type="string" calcext:value-type="string">
            <text:p>child#005</text:p>
          </table:table-cell>
          <table:table-cell table:style-name="ce1" office:value-type="string" calcext:value-type="string">
            <text:p>{'sens': 90, 'dia': 3.0, 'carb_ratio': 20, 'max_iob': 3, 'max_basal': 1.2, 'max_daily_basal': 1.2, 'max_bg': 120, 'min_bg': 120, 'maxCOB': 80, 'isfProfile': {'sensitivities': [{'offset': 0, 'sensitivity': 90}]}, 'min_5m_carbimpact': 8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0916666666666667" calcext:value-type="float">
            <text:p>0.09</text:p>
          </table:table-cell>
          <table:table-cell table:style-name="ce3" office:value-type="float" office:value="0.0648148148148148" calcext:value-type="float">
            <text:p>0.06</text:p>
          </table:table-cell>
          <table:table-cell table:style-name="ce5" office:value-type="float" office:value="0.843518518518519" calcext:value-type="float">
            <text:p>0.84</text:p>
          </table:table-cell>
          <table:table-cell table:style-name="ce3" table:number-columns-repeated="2"/>
          <table:table-cell table:style-name="ce7" office:value-type="string" calcext:value-type="string">
            <text:p>2025-08-26 18:38:33.790131</text:p>
          </table:table-cell>
        </table:table-row>
        <table:table-row table:style-name="ro1">
          <table:table-cell table:style-name="ce1" office:value-type="string" calcext:value-type="string">
            <text:p>child#005</text:p>
          </table:table-cell>
          <table:table-cell table:style-name="ce1" office:value-type="string" calcext:value-type="string">
            <text:p>{'sens': 70, 'dia': 3.5, 'carb_ratio': 16, 'max_iob': 4, 'max_basal': 1.5, 'max_daily_basal': 1.5, 'max_bg': 120, 'min_bg': 120, 'maxCOB': 100, 'isfProfile': {'sensitivities': [{'offset': 0, 'sensitivity': 70}]}, 'min_5m_carbimpact': 10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0787037037037037" calcext:value-type="float">
            <text:p>0.08</text:p>
          </table:table-cell>
          <table:table-cell table:style-name="ce3" office:value-type="float" office:value="0.0657407407407407" calcext:value-type="float">
            <text:p>0.07</text:p>
          </table:table-cell>
          <table:table-cell table:style-name="ce5" office:value-type="float" office:value="0.855555555555556" calcext:value-type="float">
            <text:p>0.86</text:p>
          </table:table-cell>
          <table:table-cell table:style-name="ce3" table:number-columns-repeated="2"/>
          <table:table-cell table:style-name="ce7" office:value-type="string" calcext:value-type="string">
            <text:p>2025-08-26 18:38:53.828322</text:p>
          </table:table-cell>
        </table:table-row>
        <table:table-row table:style-name="ro1">
          <table:table-cell table:style-name="ce1" office:value-type="string" calcext:value-type="string">
            <text:p>child#006</text:p>
          </table:table-cell>
          <table:table-cell table:style-name="ce1" office:value-type="string" calcext:value-type="string">
            <text:p>{'sens': 150, 'dia': 2.5, 'carb_ratio': 30, 'max_iob': 2, 'max_basal': 0.8, 'max_daily_basal': 0.8, 'max_bg': 120, 'min_bg': 120, 'maxCOB': 60, 'isfProfile': {'sensitivities': [{'offset': 0, 'sensitivity': 150}]}, 'min_5m_carbimpact': 6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17037037037037" calcext:value-type="float">
            <text:p>0.17</text:p>
          </table:table-cell>
          <table:table-cell table:style-name="ce3" office:value-type="float" office:value="0.0787037037037037" calcext:value-type="float">
            <text:p>0.08</text:p>
          </table:table-cell>
          <table:table-cell table:style-name="ce5" office:value-type="float" office:value="0.750925925925926" calcext:value-type="float">
            <text:p>0.75</text:p>
          </table:table-cell>
          <table:table-cell table:style-name="ce3" table:number-columns-repeated="2"/>
          <table:table-cell table:style-name="ce7" office:value-type="string" calcext:value-type="string">
            <text:p>2025-08-26 18:38:17.691587</text:p>
          </table:table-cell>
        </table:table-row>
        <table:table-row table:style-name="ro1">
          <table:table-cell table:style-name="ce1" office:value-type="string" calcext:value-type="string">
            <text:p>child#006</text:p>
          </table:table-cell>
          <table:table-cell table:style-name="ce1" office:value-type="string" calcext:value-type="string">
            <text:p>{'sens': 90, 'dia': 3.0, 'carb_ratio': 20, 'max_iob': 3, 'max_basal': 1.2, 'max_daily_basal': 1.2, 'max_bg': 120, 'min_bg': 120, 'maxCOB': 80, 'isfProfile': {'sensitivities': [{'offset': 0, 'sensitivity': 90}]}, 'min_5m_carbimpact': 8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103703703703704" calcext:value-type="float">
            <text:p>0.10</text:p>
          </table:table-cell>
          <table:table-cell table:style-name="ce3" office:value-type="float" office:value="0.1" calcext:value-type="float">
            <text:p>0.10</text:p>
          </table:table-cell>
          <table:table-cell table:style-name="ce5" office:value-type="float" office:value="0.796296296296296" calcext:value-type="float">
            <text:p>0.80</text:p>
          </table:table-cell>
          <table:table-cell table:style-name="ce3" table:number-columns-repeated="2"/>
          <table:table-cell table:style-name="ce7" office:value-type="string" calcext:value-type="string">
            <text:p>2025-08-26 18:38:34.238353</text:p>
          </table:table-cell>
        </table:table-row>
        <table:table-row table:style-name="ro1">
          <table:table-cell table:style-name="ce1" office:value-type="string" calcext:value-type="string">
            <text:p>child#006</text:p>
          </table:table-cell>
          <table:table-cell table:style-name="ce1" office:value-type="string" calcext:value-type="string">
            <text:p>{'sens': 70, 'dia': 3.5, 'carb_ratio': 16, 'max_iob': 4, 'max_basal': 1.5, 'max_daily_basal': 1.5, 'max_bg': 120, 'min_bg': 120, 'maxCOB': 100, 'isfProfile': {'sensitivities': [{'offset': 0, 'sensitivity': 70}]}, 'min_5m_carbimpact': 10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087962962962963" calcext:value-type="float">
            <text:p>0.09</text:p>
          </table:table-cell>
          <table:table-cell table:style-name="ce3" office:value-type="float" office:value="0.0944444444444444" calcext:value-type="float">
            <text:p>0.09</text:p>
          </table:table-cell>
          <table:table-cell table:style-name="ce5" office:value-type="float" office:value="0.817592592592593" calcext:value-type="float">
            <text:p>0.82</text:p>
          </table:table-cell>
          <table:table-cell table:style-name="ce3" table:number-columns-repeated="2"/>
          <table:table-cell table:style-name="ce7" office:value-type="string" calcext:value-type="string">
            <text:p>2025-08-26 18:38:54.432999</text:p>
          </table:table-cell>
        </table:table-row>
        <table:table-row table:style-name="ro1">
          <table:table-cell table:style-name="ce1" office:value-type="string" calcext:value-type="string">
            <text:p>child#007</text:p>
          </table:table-cell>
          <table:table-cell table:style-name="ce1" office:value-type="string" calcext:value-type="string">
            <text:p>{'sens': 150, 'dia': 2.5, 'carb_ratio': 30, 'max_iob': 2, 'max_basal': 0.8, 'max_daily_basal': 0.8, 'max_bg': 120, 'min_bg': 120, 'maxCOB': 60, 'isfProfile': {'sensitivities': [{'offset': 0, 'sensitivity': 150}]}, 'min_5m_carbimpact': 6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118518518518519" calcext:value-type="float">
            <text:p>0.12</text:p>
          </table:table-cell>
          <table:table-cell table:style-name="ce3" office:value-type="float" office:value="0.0768518518518519" calcext:value-type="float">
            <text:p>0.08</text:p>
          </table:table-cell>
          <table:table-cell table:style-name="ce5" office:value-type="float" office:value="0.80462962962963" calcext:value-type="float">
            <text:p>0.80</text:p>
          </table:table-cell>
          <table:table-cell table:style-name="ce3" table:number-columns-repeated="2"/>
          <table:table-cell table:style-name="ce7" office:value-type="string" calcext:value-type="string">
            <text:p>2025-08-26 18:38:17.895728</text:p>
          </table:table-cell>
        </table:table-row>
        <table:table-row table:style-name="ro1">
          <table:table-cell table:style-name="ce1" office:value-type="string" calcext:value-type="string">
            <text:p>child#007</text:p>
          </table:table-cell>
          <table:table-cell table:style-name="ce1" office:value-type="string" calcext:value-type="string">
            <text:p>{'sens': 90, 'dia': 3.0, 'carb_ratio': 20, 'max_iob': 3, 'max_basal': 1.2, 'max_daily_basal': 1.2, 'max_bg': 120, 'min_bg': 120, 'maxCOB': 80, 'isfProfile': {'sensitivities': [{'offset': 0, 'sensitivity': 90}]}, 'min_5m_carbimpact': 8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0759259259259259" calcext:value-type="float">
            <text:p>0.08</text:p>
          </table:table-cell>
          <table:table-cell table:style-name="ce3" office:value-type="float" office:value="0.0564814814814815" calcext:value-type="float">
            <text:p>0.06</text:p>
          </table:table-cell>
          <table:table-cell table:style-name="ce5" office:value-type="float" office:value="0.867592592592593" calcext:value-type="float">
            <text:p>0.87</text:p>
          </table:table-cell>
          <table:table-cell table:style-name="ce3" table:number-columns-repeated="2"/>
          <table:table-cell table:style-name="ce7" office:value-type="string" calcext:value-type="string">
            <text:p>2025-08-26 18:38:34.501876</text:p>
          </table:table-cell>
        </table:table-row>
        <table:table-row table:style-name="ro1">
          <table:table-cell table:style-name="ce1" office:value-type="string" calcext:value-type="string">
            <text:p>child#007</text:p>
          </table:table-cell>
          <table:table-cell table:style-name="ce1" office:value-type="string" calcext:value-type="string">
            <text:p>{'sens': 70, 'dia': 3.5, 'carb_ratio': 16, 'max_iob': 4, 'max_basal': 1.5, 'max_daily_basal': 1.5, 'max_bg': 120, 'min_bg': 120, 'maxCOB': 100, 'isfProfile': {'sensitivities': [{'offset': 0, 'sensitivity': 70}]}, 'min_5m_carbimpact': 10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062962962962963" calcext:value-type="float">
            <text:p>0.06</text:p>
          </table:table-cell>
          <table:table-cell table:style-name="ce3" office:value-type="float" office:value="0.0527777777777778" calcext:value-type="float">
            <text:p>0.05</text:p>
          </table:table-cell>
          <table:table-cell table:style-name="ce5" office:value-type="float" office:value="0.884259259259259" calcext:value-type="float">
            <text:p>0.88</text:p>
          </table:table-cell>
          <table:table-cell table:style-name="ce3" table:number-columns-repeated="2"/>
          <table:table-cell table:style-name="ce7" office:value-type="string" calcext:value-type="string">
            <text:p>2025-08-26 18:38:54.892241</text:p>
          </table:table-cell>
        </table:table-row>
        <table:table-row table:style-name="ro1">
          <table:table-cell table:style-name="ce1" office:value-type="string" calcext:value-type="string">
            <text:p>child#008</text:p>
          </table:table-cell>
          <table:table-cell table:style-name="ce1" office:value-type="string" calcext:value-type="string">
            <text:p>{'sens': 150, 'dia': 2.5, 'carb_ratio': 30, 'max_iob': 2, 'max_basal': 0.8, 'max_daily_basal': 0.8, 'max_bg': 120, 'min_bg': 120, 'maxCOB': 60, 'isfProfile': {'sensitivities': [{'offset': 0, 'sensitivity': 150}]}, 'min_5m_carbimpact': 6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17037037037037" calcext:value-type="float">
            <text:p>0.17</text:p>
          </table:table-cell>
          <table:table-cell table:style-name="ce3" office:value-type="float" office:value="0.0675925925925926" calcext:value-type="float">
            <text:p>0.07</text:p>
          </table:table-cell>
          <table:table-cell table:style-name="ce5" office:value-type="float" office:value="0.762037037037037" calcext:value-type="float">
            <text:p>0.76</text:p>
          </table:table-cell>
          <table:table-cell table:style-name="ce3" table:number-columns-repeated="2"/>
          <table:table-cell table:style-name="ce7" office:value-type="string" calcext:value-type="string">
            <text:p>2025-08-26 18:38:18.196610</text:p>
          </table:table-cell>
        </table:table-row>
        <table:table-row table:style-name="ro1">
          <table:table-cell table:style-name="ce1" office:value-type="string" calcext:value-type="string">
            <text:p>child#008</text:p>
          </table:table-cell>
          <table:table-cell table:style-name="ce1" office:value-type="string" calcext:value-type="string">
            <text:p>{'sens': 90, 'dia': 3.0, 'carb_ratio': 20, 'max_iob': 3, 'max_basal': 1.2, 'max_daily_basal': 1.2, 'max_bg': 120, 'min_bg': 120, 'maxCOB': 80, 'isfProfile': {'sensitivities': [{'offset': 0, 'sensitivity': 90}]}, 'min_5m_carbimpact': 8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125" calcext:value-type="float">
            <text:p>0.13</text:p>
          </table:table-cell>
          <table:table-cell table:style-name="ce3" office:value-type="float" office:value="0.0703703703703704" calcext:value-type="float">
            <text:p>0.07</text:p>
          </table:table-cell>
          <table:table-cell table:style-name="ce5" office:value-type="float" office:value="0.77037037037037" calcext:value-type="float">
            <text:p>0.77</text:p>
          </table:table-cell>
          <table:table-cell table:style-name="ce3" office:value-type="float" office:value="0.0342592592592593" calcext:value-type="float">
            <text:p>0.03</text:p>
          </table:table-cell>
          <table:table-cell table:style-name="ce3"/>
          <table:table-cell table:style-name="ce7" office:value-type="string" calcext:value-type="string">
            <text:p>2025-08-26 18:38:34.867900</text:p>
          </table:table-cell>
        </table:table-row>
        <table:table-row table:style-name="ro1">
          <table:table-cell table:style-name="ce1" office:value-type="string" calcext:value-type="string">
            <text:p>child#008</text:p>
          </table:table-cell>
          <table:table-cell table:style-name="ce1" office:value-type="string" calcext:value-type="string">
            <text:p>{'sens': 70, 'dia': 3.5, 'carb_ratio': 16, 'max_iob': 4, 'max_basal': 1.5, 'max_daily_basal': 1.5, 'max_bg': 120, 'min_bg': 120, 'maxCOB': 100, 'isfProfile': {'sensitivities': [{'offset': 0, 'sensitivity': 70}]}, 'min_5m_carbimpact': 10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119444444444444" calcext:value-type="float">
            <text:p>0.12</text:p>
          </table:table-cell>
          <table:table-cell table:style-name="ce3" office:value-type="float" office:value="0.0731481481481481" calcext:value-type="float">
            <text:p>0.07</text:p>
          </table:table-cell>
          <table:table-cell table:style-name="ce5" office:value-type="float" office:value="0.780555555555556" calcext:value-type="float">
            <text:p>0.78</text:p>
          </table:table-cell>
          <table:table-cell table:style-name="ce3" office:value-type="float" office:value="0.0268518518518519" calcext:value-type="float">
            <text:p>0.03</text:p>
          </table:table-cell>
          <table:table-cell table:style-name="ce3"/>
          <table:table-cell table:style-name="ce7" office:value-type="string" calcext:value-type="string">
            <text:p>2025-08-26 18:38:55.323104</text:p>
          </table:table-cell>
        </table:table-row>
        <table:table-row table:style-name="ro1">
          <table:table-cell table:style-name="ce1" office:value-type="string" calcext:value-type="string">
            <text:p>child#009</text:p>
          </table:table-cell>
          <table:table-cell table:style-name="ce1" office:value-type="string" calcext:value-type="string">
            <text:p>{'sens': 150, 'dia': 2.5, 'carb_ratio': 30, 'max_iob': 2, 'max_basal': 0.8, 'max_daily_basal': 0.8, 'max_bg': 120, 'min_bg': 120, 'maxCOB': 60, 'isfProfile': {'sensitivities': [{'offset': 0, 'sensitivity': 150}]}, 'min_5m_carbimpact': 6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100925925925926" calcext:value-type="float">
            <text:p>0.10</text:p>
          </table:table-cell>
          <table:table-cell table:style-name="ce3" office:value-type="float" office:value="0.0833333333333333" calcext:value-type="float">
            <text:p>0.08</text:p>
          </table:table-cell>
          <table:table-cell table:style-name="ce5" office:value-type="float" office:value="0.815740740740741" calcext:value-type="float">
            <text:p>0.82</text:p>
          </table:table-cell>
          <table:table-cell table:style-name="ce3" table:number-columns-repeated="2"/>
          <table:table-cell table:style-name="ce7" office:value-type="string" calcext:value-type="string">
            <text:p>2025-08-26 18:38:18.207634</text:p>
          </table:table-cell>
        </table:table-row>
        <table:table-row table:style-name="ro1">
          <table:table-cell table:style-name="ce1" office:value-type="string" calcext:value-type="string">
            <text:p>child#009</text:p>
          </table:table-cell>
          <table:table-cell table:style-name="ce1" office:value-type="string" calcext:value-type="string">
            <text:p>{'sens': 90, 'dia': 3.0, 'carb_ratio': 20, 'max_iob': 3, 'max_basal': 1.2, 'max_daily_basal': 1.2, 'max_bg': 120, 'min_bg': 120, 'maxCOB': 80, 'isfProfile': {'sensitivities': [{'offset': 0, 'sensitivity': 90}]}, 'min_5m_carbimpact': 8.0}</text:p>
          </table:table-cell>
          <table:table-cell table:style-name="ce1" office:value-type="string" calcext:value-type="string">
            <text:p>Completed</text:p>
          </table:table-cell>
          <table:table-cell table:number-columns-repeated="2" table:style-name="ce3" office:value-type="float" office:value="0.0685185185185185" calcext:value-type="float">
            <text:p>0.07</text:p>
          </table:table-cell>
          <table:table-cell table:style-name="ce5" office:value-type="float" office:value="0.862962962962963" calcext:value-type="float">
            <text:p>0.86</text:p>
          </table:table-cell>
          <table:table-cell table:style-name="ce3" table:number-columns-repeated="2"/>
          <table:table-cell table:style-name="ce7" office:value-type="string" calcext:value-type="string">
            <text:p>2025-08-26 18:38:34.916023</text:p>
          </table:table-cell>
        </table:table-row>
        <table:table-row table:style-name="ro1">
          <table:table-cell table:style-name="ce1" office:value-type="string" calcext:value-type="string">
            <text:p>child#009</text:p>
          </table:table-cell>
          <table:table-cell table:style-name="ce1" office:value-type="string" calcext:value-type="string">
            <text:p>{'sens': 70, 'dia': 3.5, 'carb_ratio': 16, 'max_iob': 4, 'max_basal': 1.5, 'max_daily_basal': 1.5, 'max_bg': 120, 'min_bg': 120, 'maxCOB': 100, 'isfProfile': {'sensitivities': [{'offset': 0, 'sensitivity': 70}]}, 'min_5m_carbimpact': 10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0657407407407407" calcext:value-type="float">
            <text:p>0.07</text:p>
          </table:table-cell>
          <table:table-cell table:style-name="ce3" office:value-type="float" office:value="0.0685185185185185" calcext:value-type="float">
            <text:p>0.07</text:p>
          </table:table-cell>
          <table:table-cell table:style-name="ce5" office:value-type="float" office:value="0.865740740740741" calcext:value-type="float">
            <text:p>0.87</text:p>
          </table:table-cell>
          <table:table-cell table:style-name="ce3" table:number-columns-repeated="2"/>
          <table:table-cell table:style-name="ce7" office:value-type="string" calcext:value-type="string">
            <text:p>2025-08-26 18:38:55.527935</text:p>
          </table:table-cell>
        </table:table-row>
        <table:table-row table:style-name="ro1">
          <table:table-cell table:style-name="ce1" office:value-type="string" calcext:value-type="string">
            <text:p>adolescent#001</text:p>
          </table:table-cell>
          <table:table-cell table:style-name="ce1" office:value-type="string" calcext:value-type="string">
            <text:p>{'sens': 50, 'dia': 3.5, 'carb_ratio': 12, 'max_iob': 4, 'max_basal': 1.8, 'max_daily_basal': 1.8, 'max_bg': 120, 'min_bg': 120, 'maxCOB': 100, 'isfProfile': {'sensitivities': [{'offset': 0, 'sensitivity': 50}]}, 'min_5m_carbimpact': 10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0583333333333333" calcext:value-type="float">
            <text:p>0.06</text:p>
          </table:table-cell>
          <table:table-cell table:style-name="ce3" office:value-type="float" office:value="0.103703703703704" calcext:value-type="float">
            <text:p>0.10</text:p>
          </table:table-cell>
          <table:table-cell table:style-name="ce5" office:value-type="float" office:value="0.837962962962963" calcext:value-type="float">
            <text:p>0.84</text:p>
          </table:table-cell>
          <table:table-cell table:style-name="ce3" table:number-columns-repeated="2"/>
          <table:table-cell table:style-name="ce7" office:value-type="string" calcext:value-type="string">
            <text:p>2025-08-26 18:38:18.492064</text:p>
          </table:table-cell>
        </table:table-row>
        <table:table-row table:style-name="ro1">
          <table:table-cell table:style-name="ce1" office:value-type="string" calcext:value-type="string">
            <text:p>adolescent#001</text:p>
          </table:table-cell>
          <table:table-cell table:style-name="ce1" office:value-type="string" calcext:value-type="string">
            <text:p>{'sens': 40, 'dia': 4.0, 'carb_ratio': 10, 'max_iob': 5, 'max_basal': 2.5, 'max_daily_basal': 2.5, 'max_bg': 120, 'min_bg': 120, 'maxCOB': 120, 'isfProfile': {'sensitivities': [{'offset': 0, 'sensitivity': 40}]}, 'min_5m_carbimpact': 12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0435185185185185" calcext:value-type="float">
            <text:p>0.04</text:p>
          </table:table-cell>
          <table:table-cell table:style-name="ce3" office:value-type="float" office:value="0.0981481481481482" calcext:value-type="float">
            <text:p>0.10</text:p>
          </table:table-cell>
          <table:table-cell table:style-name="ce5" office:value-type="float" office:value="0.858333333333333" calcext:value-type="float">
            <text:p>0.86</text:p>
          </table:table-cell>
          <table:table-cell table:style-name="ce3" table:number-columns-repeated="2"/>
          <table:table-cell table:style-name="ce7" office:value-type="string" calcext:value-type="string">
            <text:p>2025-08-26 18:38:35.344662</text:p>
          </table:table-cell>
        </table:table-row>
        <table:table-row table:style-name="ro1">
          <table:table-cell table:style-name="ce1" office:value-type="string" calcext:value-type="string">
            <text:p>adolescent#001</text:p>
          </table:table-cell>
          <table:table-cell table:style-name="ce1" office:value-type="string" calcext:value-type="string">
            <text:p>{'sens': 30, 'dia': 4.5, 'carb_ratio': 8, 'max_iob': 6, 'max_basal': 3.0, 'max_daily_basal': 3.0, 'max_bg': 120, 'min_bg': 120, 'maxCOB': 150, 'isfProfile': {'sensitivities': [{'offset': 0, 'sensitivity': 30}]}, 'min_5m_carbimpact': 14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0425925925925926" calcext:value-type="float">
            <text:p>0.04</text:p>
          </table:table-cell>
          <table:table-cell table:style-name="ce3" office:value-type="float" office:value="0.0981481481481482" calcext:value-type="float">
            <text:p>0.10</text:p>
          </table:table-cell>
          <table:table-cell table:style-name="ce5" office:value-type="float" office:value="0.859259259259259" calcext:value-type="float">
            <text:p>0.86</text:p>
          </table:table-cell>
          <table:table-cell table:style-name="ce3" table:number-columns-repeated="2"/>
          <table:table-cell table:style-name="ce7" office:value-type="string" calcext:value-type="string">
            <text:p>2025-08-26 18:38:55.970922</text:p>
          </table:table-cell>
        </table:table-row>
        <table:table-row table:style-name="ro1">
          <table:table-cell table:style-name="ce1" office:value-type="string" calcext:value-type="string">
            <text:p>adolescent#002</text:p>
          </table:table-cell>
          <table:table-cell table:style-name="ce1" office:value-type="string" calcext:value-type="string">
            <text:p>{'sens': 50, 'dia': 3.5, 'carb_ratio': 12, 'max_iob': 4, 'max_basal': 1.8, 'max_daily_basal': 1.8, 'max_bg': 120, 'min_bg': 120, 'maxCOB': 100, 'isfProfile': {'sensitivities': [{'offset': 0, 'sensitivity': 50}]}, 'min_5m_carbimpact': 10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0648148148148148" calcext:value-type="float">
            <text:p>0.06</text:p>
          </table:table-cell>
          <table:table-cell table:style-name="ce3" office:value-type="float" office:value="0.101851851851852" calcext:value-type="float">
            <text:p>0.10</text:p>
          </table:table-cell>
          <table:table-cell table:style-name="ce5" office:value-type="float" office:value="0.833333333333333" calcext:value-type="float">
            <text:p>0.83</text:p>
          </table:table-cell>
          <table:table-cell table:style-name="ce3" table:number-columns-repeated="2"/>
          <table:table-cell table:style-name="ce7" office:value-type="string" calcext:value-type="string">
            <text:p>2025-08-26 18:38:18.879038</text:p>
          </table:table-cell>
        </table:table-row>
        <table:table-row table:style-name="ro1">
          <table:table-cell table:style-name="ce1" office:value-type="string" calcext:value-type="string">
            <text:p>adolescent#002</text:p>
          </table:table-cell>
          <table:table-cell table:style-name="ce1" office:value-type="string" calcext:value-type="string">
            <text:p>{'sens': 40, 'dia': 4.0, 'carb_ratio': 10, 'max_iob': 5, 'max_basal': 2.5, 'max_daily_basal': 2.5, 'max_bg': 120, 'min_bg': 120, 'maxCOB': 120, 'isfProfile': {'sensitivities': [{'offset': 0, 'sensitivity': 40}]}, 'min_5m_carbimpact': 12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0546296296296296" calcext:value-type="float">
            <text:p>0.05</text:p>
          </table:table-cell>
          <table:table-cell table:style-name="ce3" office:value-type="float" office:value="0.0888888888888889" calcext:value-type="float">
            <text:p>0.09</text:p>
          </table:table-cell>
          <table:table-cell table:style-name="ce5" office:value-type="float" office:value="0.856481481481482" calcext:value-type="float">
            <text:p>0.86</text:p>
          </table:table-cell>
          <table:table-cell table:style-name="ce3" table:number-columns-repeated="2"/>
          <table:table-cell table:style-name="ce7" office:value-type="string" calcext:value-type="string">
            <text:p>2025-08-26 18:38:35.920808</text:p>
          </table:table-cell>
        </table:table-row>
        <table:table-row table:style-name="ro1">
          <table:table-cell table:style-name="ce1" office:value-type="string" calcext:value-type="string">
            <text:p>adolescent#002</text:p>
          </table:table-cell>
          <table:table-cell table:style-name="ce1" office:value-type="string" calcext:value-type="string">
            <text:p>{'sens': 30, 'dia': 4.5, 'carb_ratio': 8, 'max_iob': 6, 'max_basal': 3.0, 'max_daily_basal': 3.0, 'max_bg': 120, 'min_bg': 120, 'maxCOB': 150, 'isfProfile': {'sensitivities': [{'offset': 0, 'sensitivity': 30}]}, 'min_5m_carbimpact': 14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0537037037037037" calcext:value-type="float">
            <text:p>0.05</text:p>
          </table:table-cell>
          <table:table-cell table:style-name="ce3" office:value-type="float" office:value="0.0888888888888889" calcext:value-type="float">
            <text:p>0.09</text:p>
          </table:table-cell>
          <table:table-cell table:style-name="ce5" office:value-type="float" office:value="0.857407407407407" calcext:value-type="float">
            <text:p>0.86</text:p>
          </table:table-cell>
          <table:table-cell table:style-name="ce3" table:number-columns-repeated="2"/>
          <table:table-cell table:style-name="ce7" office:value-type="string" calcext:value-type="string">
            <text:p>2025-08-26 18:38:56.705590</text:p>
          </table:table-cell>
        </table:table-row>
        <table:table-row table:style-name="ro1">
          <table:table-cell table:style-name="ce1" office:value-type="string" calcext:value-type="string">
            <text:p>adolescent#004</text:p>
          </table:table-cell>
          <table:table-cell table:style-name="ce1" office:value-type="string" calcext:value-type="string">
            <text:p>{'sens': 50, 'dia': 3.5, 'carb_ratio': 12, 'max_iob': 4, 'max_basal': 1.8, 'max_daily_basal': 1.8, 'max_bg': 120, 'min_bg': 120, 'maxCOB': 100, 'isfProfile': {'sensitivities': [{'offset': 0, 'sensitivity': 50}]}, 'min_5m_carbimpact': 10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15462962962963" calcext:value-type="float">
            <text:p>0.15</text:p>
          </table:table-cell>
          <table:table-cell table:style-name="ce3" office:value-type="float" office:value="0.1" calcext:value-type="float">
            <text:p>0.10</text:p>
          </table:table-cell>
          <table:table-cell table:style-name="ce5" office:value-type="float" office:value="0.74537037037037" calcext:value-type="float">
            <text:p>0.75</text:p>
          </table:table-cell>
          <table:table-cell table:style-name="ce3" table:number-columns-repeated="2"/>
          <table:table-cell table:style-name="ce7" office:value-type="string" calcext:value-type="string">
            <text:p>2025-08-26 18:38:18.913131</text:p>
          </table:table-cell>
        </table:table-row>
        <table:table-row table:style-name="ro1">
          <table:table-cell table:style-name="ce1" office:value-type="string" calcext:value-type="string">
            <text:p>adolescent#004</text:p>
          </table:table-cell>
          <table:table-cell table:style-name="ce1" office:value-type="string" calcext:value-type="string">
            <text:p>{'sens': 40, 'dia': 4.0, 'carb_ratio': 10, 'max_iob': 5, 'max_basal': 2.5, 'max_daily_basal': 2.5, 'max_bg': 120, 'min_bg': 120, 'maxCOB': 120, 'isfProfile': {'sensitivities': [{'offset': 0, 'sensitivity': 40}]}, 'min_5m_carbimpact': 12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12962962962963" calcext:value-type="float">
            <text:p>0.13</text:p>
          </table:table-cell>
          <table:table-cell table:style-name="ce3" office:value-type="float" office:value="0.0944444444444444" calcext:value-type="float">
            <text:p>0.09</text:p>
          </table:table-cell>
          <table:table-cell table:style-name="ce5" office:value-type="float" office:value="0.775925925925926" calcext:value-type="float">
            <text:p>0.78</text:p>
          </table:table-cell>
          <table:table-cell table:style-name="ce3" table:number-columns-repeated="2"/>
          <table:table-cell table:style-name="ce7" office:value-type="string" calcext:value-type="string">
            <text:p>2025-08-26 18:38:35.949733</text:p>
          </table:table-cell>
        </table:table-row>
        <table:table-row table:style-name="ro1">
          <table:table-cell table:style-name="ce1" office:value-type="string" calcext:value-type="string">
            <text:p>adolescent#004</text:p>
          </table:table-cell>
          <table:table-cell table:style-name="ce1" office:value-type="string" calcext:value-type="string">
            <text:p>{'sens': 30, 'dia': 4.5, 'carb_ratio': 8, 'max_iob': 6, 'max_basal': 3.0, 'max_daily_basal': 3.0, 'max_bg': 120, 'min_bg': 120, 'maxCOB': 150, 'isfProfile': {'sensitivities': [{'offset': 0, 'sensitivity': 30}]}, 'min_5m_carbimpact': 14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110185185185185" calcext:value-type="float">
            <text:p>0.11</text:p>
          </table:table-cell>
          <table:table-cell table:style-name="ce3" office:value-type="float" office:value="0.0972222222222222" calcext:value-type="float">
            <text:p>0.10</text:p>
          </table:table-cell>
          <table:table-cell table:style-name="ce5" office:value-type="float" office:value="0.792592592592593" calcext:value-type="float">
            <text:p>0.79</text:p>
          </table:table-cell>
          <table:table-cell table:style-name="ce3" table:number-columns-repeated="2"/>
          <table:table-cell table:style-name="ce7" office:value-type="string" calcext:value-type="string">
            <text:p>2025-08-26 18:38:56.751911</text:p>
          </table:table-cell>
        </table:table-row>
        <table:table-row table:style-name="ro1">
          <table:table-cell table:style-name="ce1" office:value-type="string" calcext:value-type="string">
            <text:p>adolescent#003</text:p>
          </table:table-cell>
          <table:table-cell table:style-name="ce1" office:value-type="string" calcext:value-type="string">
            <text:p>{'sens': 50, 'dia': 3.5, 'carb_ratio': 12, 'max_iob': 4, 'max_basal': 1.8, 'max_daily_basal': 1.8, 'max_bg': 120, 'min_bg': 120, 'maxCOB': 100, 'isfProfile': {'sensitivities': [{'offset': 0, 'sensitivity': 50}]}, 'min_5m_carbimpact': 10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15462962962963" calcext:value-type="float">
            <text:p>0.15</text:p>
          </table:table-cell>
          <table:table-cell table:style-name="ce5" office:value-type="float" office:value="0.84537037037037" calcext:value-type="float">
            <text:p>0.85</text:p>
          </table:table-cell>
          <table:table-cell table:style-name="ce3" table:number-columns-repeated="2"/>
          <table:table-cell table:style-name="ce7" office:value-type="string" calcext:value-type="string">
            <text:p>2025-08-26 18:38:18.919640</text:p>
          </table:table-cell>
        </table:table-row>
        <table:table-row table:style-name="ro1">
          <table:table-cell table:style-name="ce1" office:value-type="string" calcext:value-type="string">
            <text:p>adolescent#003</text:p>
          </table:table-cell>
          <table:table-cell table:style-name="ce1" office:value-type="string" calcext:value-type="string">
            <text:p>{'sens': 40, 'dia': 4.0, 'carb_ratio': 10, 'max_iob': 5, 'max_basal': 2.5, 'max_daily_basal': 2.5, 'max_bg': 120, 'min_bg': 120, 'maxCOB': 120, 'isfProfile': {'sensitivities': [{'offset': 0, 'sensitivity': 40}]}, 'min_5m_carbimpact': 12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125" calcext:value-type="float">
            <text:p>0.13</text:p>
          </table:table-cell>
          <table:table-cell table:style-name="ce5" office:value-type="float" office:value="0.875" calcext:value-type="float">
            <text:p>0.88</text:p>
          </table:table-cell>
          <table:table-cell table:style-name="ce3" table:number-columns-repeated="2"/>
          <table:table-cell table:style-name="ce7" office:value-type="string" calcext:value-type="string">
            <text:p>2025-08-26 18:38:35.955752</text:p>
          </table:table-cell>
        </table:table-row>
        <table:table-row table:style-name="ro1">
          <table:table-cell table:style-name="ce1" office:value-type="string" calcext:value-type="string">
            <text:p>adolescent#003</text:p>
          </table:table-cell>
          <table:table-cell table:style-name="ce1" office:value-type="string" calcext:value-type="string">
            <text:p>{'sens': 30, 'dia': 4.5, 'carb_ratio': 8, 'max_iob': 6, 'max_basal': 3.0, 'max_daily_basal': 3.0, 'max_bg': 120, 'min_bg': 120, 'maxCOB': 150, 'isfProfile': {'sensitivities': [{'offset': 0, 'sensitivity': 30}]}, 'min_5m_carbimpact': 14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102777777777778" calcext:value-type="float">
            <text:p>0.10</text:p>
          </table:table-cell>
          <table:table-cell table:style-name="ce5" office:value-type="float" office:value="0.897222222222222" calcext:value-type="float">
            <text:p>0.90</text:p>
          </table:table-cell>
          <table:table-cell table:style-name="ce3" table:number-columns-repeated="2"/>
          <table:table-cell table:style-name="ce7" office:value-type="string" calcext:value-type="string">
            <text:p>2025-08-26 18:38:56.797058</text:p>
          </table:table-cell>
        </table:table-row>
        <table:table-row table:style-name="ro1">
          <table:table-cell table:style-name="ce1" office:value-type="string" calcext:value-type="string">
            <text:p>adolescent#005</text:p>
          </table:table-cell>
          <table:table-cell table:style-name="ce1" office:value-type="string" calcext:value-type="string">
            <text:p>{'sens': 50, 'dia': 3.5, 'carb_ratio': 12, 'max_iob': 4, 'max_basal': 1.8, 'max_daily_basal': 1.8, 'max_bg': 120, 'min_bg': 120, 'maxCOB': 100, 'isfProfile': {'sensitivities': [{'offset': 0, 'sensitivity': 50}]}, 'min_5m_carbimpact': 10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190740740740741" calcext:value-type="float">
            <text:p>0.19</text:p>
          </table:table-cell>
          <table:table-cell table:style-name="ce5" office:value-type="float" office:value="0.809259259259259" calcext:value-type="float">
            <text:p>0.81</text:p>
          </table:table-cell>
          <table:table-cell table:style-name="ce3" table:number-columns-repeated="2"/>
          <table:table-cell table:style-name="ce7" office:value-type="string" calcext:value-type="string">
            <text:p>2025-08-26 18:38:19.204597</text:p>
          </table:table-cell>
        </table:table-row>
        <table:table-row table:style-name="ro1">
          <table:table-cell table:style-name="ce1" office:value-type="string" calcext:value-type="string">
            <text:p>adolescent#005</text:p>
          </table:table-cell>
          <table:table-cell table:style-name="ce1" office:value-type="string" calcext:value-type="string">
            <text:p>{'sens': 40, 'dia': 4.0, 'carb_ratio': 10, 'max_iob': 5, 'max_basal': 2.5, 'max_daily_basal': 2.5, 'max_bg': 120, 'min_bg': 120, 'maxCOB': 120, 'isfProfile': {'sensitivities': [{'offset': 0, 'sensitivity': 40}]}, 'min_5m_carbimpact': 12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177777777777778" calcext:value-type="float">
            <text:p>0.18</text:p>
          </table:table-cell>
          <table:table-cell table:style-name="ce5" office:value-type="float" office:value="0.822222222222222" calcext:value-type="float">
            <text:p>0.82</text:p>
          </table:table-cell>
          <table:table-cell table:style-name="ce3" table:number-columns-repeated="2"/>
          <table:table-cell table:style-name="ce7" office:value-type="string" calcext:value-type="string">
            <text:p>2025-08-26 18:38:36.316545</text:p>
          </table:table-cell>
        </table:table-row>
        <table:table-row table:style-name="ro1">
          <table:table-cell table:style-name="ce1" office:value-type="string" calcext:value-type="string">
            <text:p>adolescent#005</text:p>
          </table:table-cell>
          <table:table-cell table:style-name="ce1" office:value-type="string" calcext:value-type="string">
            <text:p>{'sens': 30, 'dia': 4.5, 'carb_ratio': 8, 'max_iob': 6, 'max_basal': 3.0, 'max_daily_basal': 3.0, 'max_bg': 120, 'min_bg': 120, 'maxCOB': 150, 'isfProfile': {'sensitivities': [{'offset': 0, 'sensitivity': 30}]}, 'min_5m_carbimpact': 14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176851851851852" calcext:value-type="float">
            <text:p>0.18</text:p>
          </table:table-cell>
          <table:table-cell table:style-name="ce5" office:value-type="float" office:value="0.823148148148148" calcext:value-type="float">
            <text:p>0.82</text:p>
          </table:table-cell>
          <table:table-cell table:style-name="ce3" table:number-columns-repeated="2"/>
          <table:table-cell table:style-name="ce7" office:value-type="string" calcext:value-type="string">
            <text:p>2025-08-26 18:38:57.258275</text:p>
          </table:table-cell>
        </table:table-row>
        <table:table-row table:style-name="ro1">
          <table:table-cell table:style-name="ce1" office:value-type="string" calcext:value-type="string">
            <text:p>adolescent#006</text:p>
          </table:table-cell>
          <table:table-cell table:style-name="ce1" office:value-type="string" calcext:value-type="string">
            <text:p>{'sens': 50, 'dia': 3.5, 'carb_ratio': 12, 'max_iob': 4, 'max_basal': 1.8, 'max_daily_basal': 1.8, 'max_bg': 120, 'min_bg': 120, 'maxCOB': 100, 'isfProfile': {'sensitivities': [{'offset': 0, 'sensitivity': 50}]}, 'min_5m_carbimpact': 10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123148148148148" calcext:value-type="float">
            <text:p>0.12</text:p>
          </table:table-cell>
          <table:table-cell table:style-name="ce5" office:value-type="float" office:value="0.876851851851852" calcext:value-type="float">
            <text:p>0.88</text:p>
          </table:table-cell>
          <table:table-cell table:style-name="ce3" table:number-columns-repeated="2"/>
          <table:table-cell table:style-name="ce7" office:value-type="string" calcext:value-type="string">
            <text:p>2025-08-26 18:39:05.403413</text:p>
          </table:table-cell>
        </table:table-row>
        <table:table-row table:style-name="ro1">
          <table:table-cell table:style-name="ce1" office:value-type="string" calcext:value-type="string">
            <text:p>adolescent#006</text:p>
          </table:table-cell>
          <table:table-cell table:style-name="ce1" office:value-type="string" calcext:value-type="string">
            <text:p>{'sens': 40, 'dia': 4.0, 'carb_ratio': 10, 'max_iob': 5, 'max_basal': 2.5, 'max_daily_basal': 2.5, 'max_bg': 120, 'min_bg': 120, 'maxCOB': 120, 'isfProfile': {'sensitivities': [{'offset': 0, 'sensitivity': 40}]}, 'min_5m_carbimpact': 12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101851851851852" calcext:value-type="float">
            <text:p>0.10</text:p>
          </table:table-cell>
          <table:table-cell table:style-name="ce5" office:value-type="float" office:value="0.898148148148148" calcext:value-type="float">
            <text:p>0.90</text:p>
          </table:table-cell>
          <table:table-cell table:style-name="ce3" table:number-columns-repeated="2"/>
          <table:table-cell table:style-name="ce7" office:value-type="string" calcext:value-type="string">
            <text:p>2025-08-26 18:39:21.561171</text:p>
          </table:table-cell>
        </table:table-row>
        <table:table-row table:style-name="ro1">
          <table:table-cell table:style-name="ce1" office:value-type="string" calcext:value-type="string">
            <text:p>adolescent#006</text:p>
          </table:table-cell>
          <table:table-cell table:style-name="ce1" office:value-type="string" calcext:value-type="string">
            <text:p>{'sens': 30, 'dia': 4.5, 'carb_ratio': 8, 'max_iob': 6, 'max_basal': 3.0, 'max_daily_basal': 3.0, 'max_bg': 120, 'min_bg': 120, 'maxCOB': 150, 'isfProfile': {'sensitivities': [{'offset': 0, 'sensitivity': 30}]}, 'min_5m_carbimpact': 14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0925925925925926" calcext:value-type="float">
            <text:p>0.09</text:p>
          </table:table-cell>
          <table:table-cell table:style-name="ce5" office:value-type="float" office:value="0.907407407407407" calcext:value-type="float">
            <text:p>0.91</text:p>
          </table:table-cell>
          <table:table-cell table:style-name="ce3" table:number-columns-repeated="2"/>
          <table:table-cell table:style-name="ce7" office:value-type="string" calcext:value-type="string">
            <text:p>2025-08-26 18:39:38.361741</text:p>
          </table:table-cell>
        </table:table-row>
        <table:table-row table:style-name="ro1">
          <table:table-cell table:style-name="ce1" office:value-type="string" calcext:value-type="string">
            <text:p>adolescent#007</text:p>
          </table:table-cell>
          <table:table-cell table:style-name="ce1" office:value-type="string" calcext:value-type="string">
            <text:p>{'sens': 50, 'dia': 3.5, 'carb_ratio': 12, 'max_iob': 4, 'max_basal': 1.8, 'max_daily_basal': 1.8, 'max_bg': 120, 'min_bg': 120, 'maxCOB': 100, 'isfProfile': {'sensitivities': [{'offset': 0, 'sensitivity': 50}]}, 'min_5m_carbimpact': 10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144444444444444" calcext:value-type="float">
            <text:p>0.14</text:p>
          </table:table-cell>
          <table:table-cell table:style-name="ce3" office:value-type="float" office:value="0.102777777777778" calcext:value-type="float">
            <text:p>0.10</text:p>
          </table:table-cell>
          <table:table-cell table:style-name="ce5" office:value-type="float" office:value="0.752777777777778" calcext:value-type="float">
            <text:p>0.75</text:p>
          </table:table-cell>
          <table:table-cell table:style-name="ce3" table:number-columns-repeated="2"/>
          <table:table-cell table:style-name="ce7" office:value-type="string" calcext:value-type="string">
            <text:p>2025-08-26 18:39:05.663324</text:p>
          </table:table-cell>
        </table:table-row>
        <table:table-row table:style-name="ro1">
          <table:table-cell table:style-name="ce1" office:value-type="string" calcext:value-type="string">
            <text:p>adolescent#007</text:p>
          </table:table-cell>
          <table:table-cell table:style-name="ce1" office:value-type="string" calcext:value-type="string">
            <text:p>{'sens': 40, 'dia': 4.0, 'carb_ratio': 10, 'max_iob': 5, 'max_basal': 2.5, 'max_daily_basal': 2.5, 'max_bg': 120, 'min_bg': 120, 'maxCOB': 120, 'isfProfile': {'sensitivities': [{'offset': 0, 'sensitivity': 40}]}, 'min_5m_carbimpact': 12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116666666666667" calcext:value-type="float">
            <text:p>0.12</text:p>
          </table:table-cell>
          <table:table-cell table:style-name="ce3" office:value-type="float" office:value="0.0916666666666667" calcext:value-type="float">
            <text:p>0.09</text:p>
          </table:table-cell>
          <table:table-cell table:style-name="ce5" office:value-type="float" office:value="0.791666666666667" calcext:value-type="float">
            <text:p>0.79</text:p>
          </table:table-cell>
          <table:table-cell table:style-name="ce3" table:number-columns-repeated="2"/>
          <table:table-cell table:style-name="ce7" office:value-type="string" calcext:value-type="string">
            <text:p>2025-08-26 18:39:21.898114</text:p>
          </table:table-cell>
        </table:table-row>
        <table:table-row table:style-name="ro1">
          <table:table-cell table:style-name="ce1" office:value-type="string" calcext:value-type="string">
            <text:p>adolescent#007</text:p>
          </table:table-cell>
          <table:table-cell table:style-name="ce1" office:value-type="string" calcext:value-type="string">
            <text:p>{'sens': 30, 'dia': 4.5, 'carb_ratio': 8, 'max_iob': 6, 'max_basal': 3.0, 'max_daily_basal': 3.0, 'max_bg': 120, 'min_bg': 120, 'maxCOB': 150, 'isfProfile': {'sensitivities': [{'offset': 0, 'sensitivity': 30}]}, 'min_5m_carbimpact': 14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0981481481481482" calcext:value-type="float">
            <text:p>0.10</text:p>
          </table:table-cell>
          <table:table-cell table:style-name="ce3" office:value-type="float" office:value="0.0944444444444444" calcext:value-type="float">
            <text:p>0.09</text:p>
          </table:table-cell>
          <table:table-cell table:style-name="ce5" office:value-type="float" office:value="0.807407407407408" calcext:value-type="float">
            <text:p>0.81</text:p>
          </table:table-cell>
          <table:table-cell table:style-name="ce3" table:number-columns-repeated="2"/>
          <table:table-cell table:style-name="ce7" office:value-type="string" calcext:value-type="string">
            <text:p>2025-08-26 18:39:38.675821</text:p>
          </table:table-cell>
        </table:table-row>
        <table:table-row table:style-name="ro1">
          <table:table-cell table:style-name="ce1" office:value-type="string" calcext:value-type="string">
            <text:p>adolescent#008</text:p>
          </table:table-cell>
          <table:table-cell table:style-name="ce1" office:value-type="string" calcext:value-type="string">
            <text:p>{'sens': 50, 'dia': 3.5, 'carb_ratio': 12, 'max_iob': 4, 'max_basal': 1.8, 'max_daily_basal': 1.8, 'max_bg': 120, 'min_bg': 120, 'maxCOB': 100, 'isfProfile': {'sensitivities': [{'offset': 0, 'sensitivity': 50}]}, 'min_5m_carbimpact': 10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227777777777778" calcext:value-type="float">
            <text:p>0.23</text:p>
          </table:table-cell>
          <table:table-cell table:style-name="ce5" office:value-type="float" office:value="0.772222222222222" calcext:value-type="float">
            <text:p>0.77</text:p>
          </table:table-cell>
          <table:table-cell table:style-name="ce3" table:number-columns-repeated="2"/>
          <table:table-cell table:style-name="ce7" office:value-type="string" calcext:value-type="string">
            <text:p>2025-08-26 18:39:07.696615</text:p>
          </table:table-cell>
        </table:table-row>
        <table:table-row table:style-name="ro1">
          <table:table-cell table:style-name="ce1" office:value-type="string" calcext:value-type="string">
            <text:p>adolescent#008</text:p>
          </table:table-cell>
          <table:table-cell table:style-name="ce1" office:value-type="string" calcext:value-type="string">
            <text:p>{'sens': 40, 'dia': 4.0, 'carb_ratio': 10, 'max_iob': 5, 'max_basal': 2.5, 'max_daily_basal': 2.5, 'max_bg': 120, 'min_bg': 120, 'maxCOB': 120, 'isfProfile': {'sensitivities': [{'offset': 0, 'sensitivity': 40}]}, 'min_5m_carbimpact': 12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185185185185185" calcext:value-type="float">
            <text:p>0.19</text:p>
          </table:table-cell>
          <table:table-cell table:style-name="ce5" office:value-type="float" office:value="0.814814814814815" calcext:value-type="float">
            <text:p>0.81</text:p>
          </table:table-cell>
          <table:table-cell table:style-name="ce3" table:number-columns-repeated="2"/>
          <table:table-cell table:style-name="ce7" office:value-type="string" calcext:value-type="string">
            <text:p>2025-08-26 18:39:24.253634</text:p>
          </table:table-cell>
        </table:table-row>
        <table:table-row table:style-name="ro1">
          <table:table-cell table:style-name="ce1" office:value-type="string" calcext:value-type="string">
            <text:p>adolescent#008</text:p>
          </table:table-cell>
          <table:table-cell table:style-name="ce1" office:value-type="string" calcext:value-type="string">
            <text:p>{'sens': 30, 'dia': 4.5, 'carb_ratio': 8, 'max_iob': 6, 'max_basal': 3.0, 'max_daily_basal': 3.0, 'max_bg': 120, 'min_bg': 120, 'maxCOB': 150, 'isfProfile': {'sensitivities': [{'offset': 0, 'sensitivity': 30}]}, 'min_5m_carbimpact': 14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162962962962963" calcext:value-type="float">
            <text:p>0.16</text:p>
          </table:table-cell>
          <table:table-cell table:style-name="ce5" office:value-type="float" office:value="0.837037037037037" calcext:value-type="float">
            <text:p>0.84</text:p>
          </table:table-cell>
          <table:table-cell table:style-name="ce3" table:number-columns-repeated="2"/>
          <table:table-cell table:style-name="ce7" office:value-type="string" calcext:value-type="string">
            <text:p>2025-08-26 18:39:40.564158</text:p>
          </table:table-cell>
        </table:table-row>
        <table:table-row table:style-name="ro1">
          <table:table-cell table:style-name="ce1" office:value-type="string" calcext:value-type="string">
            <text:p>adolescent#009</text:p>
          </table:table-cell>
          <table:table-cell table:style-name="ce1" office:value-type="string" calcext:value-type="string">
            <text:p>{'sens': 50, 'dia': 3.5, 'carb_ratio': 12, 'max_iob': 4, 'max_basal': 1.8, 'max_daily_basal': 1.8, 'max_bg': 120, 'min_bg': 120, 'maxCOB': 100, 'isfProfile': {'sensitivities': [{'offset': 0, 'sensitivity': 50}]}, 'min_5m_carbimpact': 10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227777777777778" calcext:value-type="float">
            <text:p>0.23</text:p>
          </table:table-cell>
          <table:table-cell table:style-name="ce5" office:value-type="float" office:value="0.772222222222222" calcext:value-type="float">
            <text:p>0.77</text:p>
          </table:table-cell>
          <table:table-cell table:style-name="ce3" table:number-columns-repeated="2"/>
          <table:table-cell table:style-name="ce7" office:value-type="string" calcext:value-type="string">
            <text:p>2025-08-26 18:39:11.666217</text:p>
          </table:table-cell>
        </table:table-row>
        <table:table-row table:style-name="ro1">
          <table:table-cell table:style-name="ce1" office:value-type="string" calcext:value-type="string">
            <text:p>adolescent#009</text:p>
          </table:table-cell>
          <table:table-cell table:style-name="ce1" office:value-type="string" calcext:value-type="string">
            <text:p>{'sens': 40, 'dia': 4.0, 'carb_ratio': 10, 'max_iob': 5, 'max_basal': 2.5, 'max_daily_basal': 2.5, 'max_bg': 120, 'min_bg': 120, 'maxCOB': 120, 'isfProfile': {'sensitivities': [{'offset': 0, 'sensitivity': 40}]}, 'min_5m_carbimpact': 12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177777777777778" calcext:value-type="float">
            <text:p>0.18</text:p>
          </table:table-cell>
          <table:table-cell table:style-name="ce5" office:value-type="float" office:value="0.822222222222222" calcext:value-type="float">
            <text:p>0.82</text:p>
          </table:table-cell>
          <table:table-cell table:style-name="ce3" table:number-columns-repeated="2"/>
          <table:table-cell table:style-name="ce7" office:value-type="string" calcext:value-type="string">
            <text:p>2025-08-26 18:39:28.402904</text:p>
          </table:table-cell>
        </table:table-row>
        <table:table-row table:style-name="ro1">
          <table:table-cell table:style-name="ce1" office:value-type="string" calcext:value-type="string">
            <text:p>adolescent#009</text:p>
          </table:table-cell>
          <table:table-cell table:style-name="ce1" office:value-type="string" calcext:value-type="string">
            <text:p>{'sens': 30, 'dia': 4.5, 'carb_ratio': 8, 'max_iob': 6, 'max_basal': 3.0, 'max_daily_basal': 3.0, 'max_bg': 120, 'min_bg': 120, 'maxCOB': 150, 'isfProfile': {'sensitivities': [{'offset': 0, 'sensitivity': 30}]}, 'min_5m_carbimpact': 14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142592592592593" calcext:value-type="float">
            <text:p>0.14</text:p>
          </table:table-cell>
          <table:table-cell table:style-name="ce5" office:value-type="float" office:value="0.857407407407407" calcext:value-type="float">
            <text:p>0.86</text:p>
          </table:table-cell>
          <table:table-cell table:style-name="ce3" table:number-columns-repeated="2"/>
          <table:table-cell table:style-name="ce7" office:value-type="string" calcext:value-type="string">
            <text:p>2025-08-26 18:39:43.511363</text:p>
          </table:table-cell>
        </table:table-row>
        <table:table-row table:style-name="ro1">
          <table:table-cell table:style-name="ce1" office:value-type="string" calcext:value-type="string">
            <text:p>adult#001</text:p>
          </table:table-cell>
          <table:table-cell table:style-name="ce1" office:value-type="string" calcext:value-type="string">
            <text:p>{'sens': 60, 'dia': 4.0, 'carb_ratio': 20, 'max_iob': 5, 'max_basal': 2.5, 'max_daily_basal': 2.5, 'max_bg': 120, 'min_bg': 120, 'maxCOB': 120, 'isfProfile': {'sensitivities': [{'offset': 0, 'sensitivity': 60}]}, 'min_5m_carbimpact': 10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10462962962963" calcext:value-type="float">
            <text:p>0.10</text:p>
          </table:table-cell>
          <table:table-cell table:style-name="ce5" office:value-type="float" office:value="0.89537037037037" calcext:value-type="float">
            <text:p>0.90</text:p>
          </table:table-cell>
          <table:table-cell table:style-name="ce3" table:number-columns-repeated="2"/>
          <table:table-cell table:style-name="ce7" office:value-type="string" calcext:value-type="string">
            <text:p>2025-08-26 18:39:11.794428</text:p>
          </table:table-cell>
        </table:table-row>
        <table:table-row table:style-name="ro1">
          <table:table-cell table:style-name="ce1" office:value-type="string" calcext:value-type="string">
            <text:p>adult#001</text:p>
          </table:table-cell>
          <table:table-cell table:style-name="ce1" office:value-type="string" calcext:value-type="string">
            <text:p>{'sens': 40, 'dia': 4.5, 'carb_ratio': 15, 'max_iob': 7, 'max_basal': 3.5, 'max_daily_basal': 3.5, 'max_bg': 120, 'min_bg': 120, 'maxCOB': 150, 'isfProfile': {'sensitivities': [{'offset': 0, 'sensitivity': 40}]}, 'min_5m_carbimpact': 12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0796296296296296" calcext:value-type="float">
            <text:p>0.08</text:p>
          </table:table-cell>
          <table:table-cell table:style-name="ce5" office:value-type="float" office:value="0.92037037037037" calcext:value-type="float">
            <text:p>0.92</text:p>
          </table:table-cell>
          <table:table-cell table:style-name="ce3" table:number-columns-repeated="2"/>
          <table:table-cell table:style-name="ce7" office:value-type="string" calcext:value-type="string">
            <text:p>2025-08-26 18:39:28.522580</text:p>
          </table:table-cell>
        </table:table-row>
        <table:table-row table:style-name="ro1">
          <table:table-cell table:style-name="ce1" office:value-type="string" calcext:value-type="string">
            <text:p>adult#001</text:p>
          </table:table-cell>
          <table:table-cell table:style-name="ce1" office:value-type="string" calcext:value-type="string">
            <text:p>{'sens': 30, 'dia': 5.0, 'carb_ratio': 10, 'max_iob': 10, 'max_basal': 5.0, 'max_daily_basal': 5.0, 'max_bg': 120, 'min_bg': 120, 'maxCOB': 180, 'isfProfile': {'sensitivities': [{'offset': 0, 'sensitivity': 30}]}, 'min_5m_carbimpact': 15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0666666666666667" calcext:value-type="float">
            <text:p>0.07</text:p>
          </table:table-cell>
          <table:table-cell table:style-name="ce5" office:value-type="float" office:value="0.933333333333333" calcext:value-type="float">
            <text:p>0.93</text:p>
          </table:table-cell>
          <table:table-cell table:style-name="ce3" table:number-columns-repeated="2"/>
          <table:table-cell table:style-name="ce7" office:value-type="string" calcext:value-type="string">
            <text:p>2025-08-26 18:39:43.611260</text:p>
          </table:table-cell>
        </table:table-row>
        <table:table-row table:style-name="ro1">
          <table:table-cell table:style-name="ce1" office:value-type="string" calcext:value-type="string">
            <text:p>adult#002</text:p>
          </table:table-cell>
          <table:table-cell table:style-name="ce1" office:value-type="string" calcext:value-type="string">
            <text:p>{'sens': 60, 'dia': 4.0, 'carb_ratio': 20, 'max_iob': 5, 'max_basal': 2.5, 'max_daily_basal': 2.5, 'max_bg': 120, 'min_bg': 120, 'maxCOB': 120, 'isfProfile': {'sensitivities': [{'offset': 0, 'sensitivity': 60}]}, 'min_5m_carbimpact': 10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0675925925925926" calcext:value-type="float">
            <text:p>0.07</text:p>
          </table:table-cell>
          <table:table-cell table:style-name="ce5" office:value-type="float" office:value="0.932407407407408" calcext:value-type="float">
            <text:p>0.93</text:p>
          </table:table-cell>
          <table:table-cell table:style-name="ce3" table:number-columns-repeated="2"/>
          <table:table-cell table:style-name="ce7" office:value-type="string" calcext:value-type="string">
            <text:p>2025-08-26 18:39:12.208118</text:p>
          </table:table-cell>
        </table:table-row>
        <table:table-row table:style-name="ro1">
          <table:table-cell table:style-name="ce1" office:value-type="string" calcext:value-type="string">
            <text:p>adult#002</text:p>
          </table:table-cell>
          <table:table-cell table:style-name="ce1" office:value-type="string" calcext:value-type="string">
            <text:p>{'sens': 40, 'dia': 4.5, 'carb_ratio': 15, 'max_iob': 7, 'max_basal': 3.5, 'max_daily_basal': 3.5, 'max_bg': 120, 'min_bg': 120, 'maxCOB': 150, 'isfProfile': {'sensitivities': [{'offset': 0, 'sensitivity': 40}]}, 'min_5m_carbimpact': 12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0546296296296296" calcext:value-type="float">
            <text:p>0.05</text:p>
          </table:table-cell>
          <table:table-cell table:style-name="ce5" office:value-type="float" office:value="0.94537037037037" calcext:value-type="float">
            <text:p>0.95</text:p>
          </table:table-cell>
          <table:table-cell table:style-name="ce3" table:number-columns-repeated="2"/>
          <table:table-cell table:style-name="ce7" office:value-type="string" calcext:value-type="string">
            <text:p>2025-08-26 18:39:29.182885</text:p>
          </table:table-cell>
        </table:table-row>
        <table:table-row table:style-name="ro1">
          <table:table-cell table:style-name="ce1" office:value-type="string" calcext:value-type="string">
            <text:p>adult#002</text:p>
          </table:table-cell>
          <table:table-cell table:style-name="ce1" office:value-type="string" calcext:value-type="string">
            <text:p>{'sens': 30, 'dia': 5.0, 'carb_ratio': 10, 'max_iob': 10, 'max_basal': 5.0, 'max_daily_basal': 5.0, 'max_bg': 120, 'min_bg': 120, 'maxCOB': 180, 'isfProfile': {'sensitivities': [{'offset': 0, 'sensitivity': 30}]}, 'min_5m_carbimpact': 15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0398148148148148" calcext:value-type="float">
            <text:p>0.04</text:p>
          </table:table-cell>
          <table:table-cell table:style-name="ce5" office:value-type="float" office:value="0.960185185185185" calcext:value-type="float">
            <text:p>0.96</text:p>
          </table:table-cell>
          <table:table-cell table:style-name="ce3" table:number-columns-repeated="2"/>
          <table:table-cell table:style-name="ce7" office:value-type="string" calcext:value-type="string">
            <text:p>2025-08-26 18:39:44.125799</text:p>
          </table:table-cell>
        </table:table-row>
        <table:table-row table:style-name="ro1">
          <table:table-cell table:style-name="ce1" office:value-type="string" calcext:value-type="string">
            <text:p>adult#003</text:p>
          </table:table-cell>
          <table:table-cell table:style-name="ce1" office:value-type="string" calcext:value-type="string">
            <text:p>{'sens': 60, 'dia': 4.0, 'carb_ratio': 20, 'max_iob': 5, 'max_basal': 2.5, 'max_daily_basal': 2.5, 'max_bg': 120, 'min_bg': 120, 'maxCOB': 120, 'isfProfile': {'sensitivities': [{'offset': 0, 'sensitivity': 60}]}, 'min_5m_carbimpact': 10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130555555555556" calcext:value-type="float">
            <text:p>0.13</text:p>
          </table:table-cell>
          <table:table-cell table:style-name="ce5" office:value-type="float" office:value="0.869444444444445" calcext:value-type="float">
            <text:p>0.87</text:p>
          </table:table-cell>
          <table:table-cell table:style-name="ce3" table:number-columns-repeated="2"/>
          <table:table-cell table:style-name="ce7" office:value-type="string" calcext:value-type="string">
            <text:p>2025-08-26 18:39:12.538718</text:p>
          </table:table-cell>
        </table:table-row>
        <table:table-row table:style-name="ro1">
          <table:table-cell table:style-name="ce1" office:value-type="string" calcext:value-type="string">
            <text:p>adult#003</text:p>
          </table:table-cell>
          <table:table-cell table:style-name="ce1" office:value-type="string" calcext:value-type="string">
            <text:p>{'sens': 40, 'dia': 4.5, 'carb_ratio': 15, 'max_iob': 7, 'max_basal': 3.5, 'max_daily_basal': 3.5, 'max_bg': 120, 'min_bg': 120, 'maxCOB': 150, 'isfProfile': {'sensitivities': [{'offset': 0, 'sensitivity': 40}]}, 'min_5m_carbimpact': 12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0916666666666667" calcext:value-type="float">
            <text:p>0.09</text:p>
          </table:table-cell>
          <table:table-cell table:style-name="ce5" office:value-type="float" office:value="0.908333333333333" calcext:value-type="float">
            <text:p>0.91</text:p>
          </table:table-cell>
          <table:table-cell table:style-name="ce3" table:number-columns-repeated="2"/>
          <table:table-cell table:style-name="ce7" office:value-type="string" calcext:value-type="string">
            <text:p>2025-08-26 18:39:29.529020</text:p>
          </table:table-cell>
        </table:table-row>
        <table:table-row table:style-name="ro1">
          <table:table-cell table:style-name="ce1" office:value-type="string" calcext:value-type="string">
            <text:p>adult#003</text:p>
          </table:table-cell>
          <table:table-cell table:style-name="ce1" office:value-type="string" calcext:value-type="string">
            <text:p>{'sens': 30, 'dia': 5.0, 'carb_ratio': 10, 'max_iob': 10, 'max_basal': 5.0, 'max_daily_basal': 5.0, 'max_bg': 120, 'min_bg': 120, 'maxCOB': 180, 'isfProfile': {'sensitivities': [{'offset': 0, 'sensitivity': 30}]}, 'min_5m_carbimpact': 15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0675925925925926" calcext:value-type="float">
            <text:p>0.07</text:p>
          </table:table-cell>
          <table:table-cell table:style-name="ce5" office:value-type="float" office:value="0.932407407407408" calcext:value-type="float">
            <text:p>0.93</text:p>
          </table:table-cell>
          <table:table-cell table:style-name="ce3" table:number-columns-repeated="2"/>
          <table:table-cell table:style-name="ce7" office:value-type="string" calcext:value-type="string">
            <text:p>2025-08-26 18:39:44.443321</text:p>
          </table:table-cell>
        </table:table-row>
        <table:table-row table:style-name="ro1">
          <table:table-cell table:style-name="ce1" office:value-type="string" calcext:value-type="string">
            <text:p>adult#004</text:p>
          </table:table-cell>
          <table:table-cell table:style-name="ce1" office:value-type="string" calcext:value-type="string">
            <text:p>{'sens': 60, 'dia': 4.0, 'carb_ratio': 20, 'max_iob': 5, 'max_basal': 2.5, 'max_daily_basal': 2.5, 'max_bg': 120, 'min_bg': 120, 'maxCOB': 120, 'isfProfile': {'sensitivities': [{'offset': 0, 'sensitivity': 60}]}, 'min_5m_carbimpact': 10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108333333333333" calcext:value-type="float">
            <text:p>0.11</text:p>
          </table:table-cell>
          <table:table-cell table:style-name="ce5" office:value-type="float" office:value="0.891666666666667" calcext:value-type="float">
            <text:p>0.89</text:p>
          </table:table-cell>
          <table:table-cell table:style-name="ce3" table:number-columns-repeated="2"/>
          <table:table-cell table:style-name="ce7" office:value-type="string" calcext:value-type="string">
            <text:p>2025-08-26 18:39:12.782901</text:p>
          </table:table-cell>
        </table:table-row>
        <table:table-row table:style-name="ro1">
          <table:table-cell table:style-name="ce1" office:value-type="string" calcext:value-type="string">
            <text:p>adult#004</text:p>
          </table:table-cell>
          <table:table-cell table:style-name="ce1" office:value-type="string" calcext:value-type="string">
            <text:p>{'sens': 40, 'dia': 4.5, 'carb_ratio': 15, 'max_iob': 7, 'max_basal': 3.5, 'max_daily_basal': 3.5, 'max_bg': 120, 'min_bg': 120, 'maxCOB': 150, 'isfProfile': {'sensitivities': [{'offset': 0, 'sensitivity': 40}]}, 'min_5m_carbimpact': 12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0796296296296296" calcext:value-type="float">
            <text:p>0.08</text:p>
          </table:table-cell>
          <table:table-cell table:style-name="ce5" office:value-type="float" office:value="0.92037037037037" calcext:value-type="float">
            <text:p>0.92</text:p>
          </table:table-cell>
          <table:table-cell table:style-name="ce3" table:number-columns-repeated="2"/>
          <table:table-cell table:style-name="ce7" office:value-type="string" calcext:value-type="string">
            <text:p>2025-08-26 18:39:29.834407</text:p>
          </table:table-cell>
        </table:table-row>
        <table:table-row table:style-name="ro1">
          <table:table-cell table:style-name="ce1" office:value-type="string" calcext:value-type="string">
            <text:p>adult#004</text:p>
          </table:table-cell>
          <table:table-cell table:style-name="ce1" office:value-type="string" calcext:value-type="string">
            <text:p>{'sens': 30, 'dia': 5.0, 'carb_ratio': 10, 'max_iob': 10, 'max_basal': 5.0, 'max_daily_basal': 5.0, 'max_bg': 120, 'min_bg': 120, 'maxCOB': 180, 'isfProfile': {'sensitivities': [{'offset': 0, 'sensitivity': 30}]}, 'min_5m_carbimpact': 15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0648148148148148" calcext:value-type="float">
            <text:p>0.06</text:p>
          </table:table-cell>
          <table:table-cell table:style-name="ce5" office:value-type="float" office:value="0.935185185185185" calcext:value-type="float">
            <text:p>0.94</text:p>
          </table:table-cell>
          <table:table-cell table:style-name="ce3" table:number-columns-repeated="2"/>
          <table:table-cell table:style-name="ce7" office:value-type="string" calcext:value-type="string">
            <text:p>2025-08-26 18:39:44.664951</text:p>
          </table:table-cell>
        </table:table-row>
        <table:table-row table:style-name="ro1">
          <table:table-cell table:style-name="ce1" office:value-type="string" calcext:value-type="string">
            <text:p>adult#005</text:p>
          </table:table-cell>
          <table:table-cell table:style-name="ce1" office:value-type="string" calcext:value-type="string">
            <text:p>{'sens': 60, 'dia': 4.0, 'carb_ratio': 20, 'max_iob': 5, 'max_basal': 2.5, 'max_daily_basal': 2.5, 'max_bg': 120, 'min_bg': 120, 'maxCOB': 120, 'isfProfile': {'sensitivities': [{'offset': 0, 'sensitivity': 60}]}, 'min_5m_carbimpact': 10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151851851851852" calcext:value-type="float">
            <text:p>0.15</text:p>
          </table:table-cell>
          <table:table-cell table:style-name="ce5" office:value-type="float" office:value="0.848148148148148" calcext:value-type="float">
            <text:p>0.85</text:p>
          </table:table-cell>
          <table:table-cell table:style-name="ce3" table:number-columns-repeated="2"/>
          <table:table-cell table:style-name="ce7" office:value-type="string" calcext:value-type="string">
            <text:p>2025-08-26 18:39:12.970709</text:p>
          </table:table-cell>
        </table:table-row>
        <table:table-row table:style-name="ro1">
          <table:table-cell table:style-name="ce1" office:value-type="string" calcext:value-type="string">
            <text:p>adult#005</text:p>
          </table:table-cell>
          <table:table-cell table:style-name="ce1" office:value-type="string" calcext:value-type="string">
            <text:p>{'sens': 40, 'dia': 4.5, 'carb_ratio': 15, 'max_iob': 7, 'max_basal': 3.5, 'max_daily_basal': 3.5, 'max_bg': 120, 'min_bg': 120, 'maxCOB': 150, 'isfProfile': {'sensitivities': [{'offset': 0, 'sensitivity': 40}]}, 'min_5m_carbimpact': 12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125925925925926" calcext:value-type="float">
            <text:p>0.13</text:p>
          </table:table-cell>
          <table:table-cell table:style-name="ce5" office:value-type="float" office:value="0.874074074074074" calcext:value-type="float">
            <text:p>0.87</text:p>
          </table:table-cell>
          <table:table-cell table:style-name="ce3" table:number-columns-repeated="2"/>
          <table:table-cell table:style-name="ce7" office:value-type="string" calcext:value-type="string">
            <text:p>2025-08-26 18:39:30.029712</text:p>
          </table:table-cell>
        </table:table-row>
        <table:table-row table:style-name="ro1">
          <table:table-cell table:style-name="ce1" office:value-type="string" calcext:value-type="string">
            <text:p>adult#005</text:p>
          </table:table-cell>
          <table:table-cell table:style-name="ce1" office:value-type="string" calcext:value-type="string">
            <text:p>{'sens': 30, 'dia': 5.0, 'carb_ratio': 10, 'max_iob': 10, 'max_basal': 5.0, 'max_daily_basal': 5.0, 'max_bg': 120, 'min_bg': 120, 'maxCOB': 180, 'isfProfile': {'sensitivities': [{'offset': 0, 'sensitivity': 30}]}, 'min_5m_carbimpact': 15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110185185185185" calcext:value-type="float">
            <text:p>0.11</text:p>
          </table:table-cell>
          <table:table-cell table:style-name="ce5" office:value-type="float" office:value="0.889814814814815" calcext:value-type="float">
            <text:p>0.89</text:p>
          </table:table-cell>
          <table:table-cell table:style-name="ce3" table:number-columns-repeated="2"/>
          <table:table-cell table:style-name="ce7" office:value-type="string" calcext:value-type="string">
            <text:p>2025-08-26 18:39:44.820980</text:p>
          </table:table-cell>
        </table:table-row>
        <table:table-row table:style-name="ro1">
          <table:table-cell table:style-name="ce1" office:value-type="string" calcext:value-type="string">
            <text:p>adult#006</text:p>
          </table:table-cell>
          <table:table-cell table:style-name="ce1" office:value-type="string" calcext:value-type="string">
            <text:p>{'sens': 60, 'dia': 4.0, 'carb_ratio': 20, 'max_iob': 5, 'max_basal': 2.5, 'max_daily_basal': 2.5, 'max_bg': 120, 'min_bg': 120, 'maxCOB': 120, 'isfProfile': {'sensitivities': [{'offset': 0, 'sensitivity': 60}]}, 'min_5m_carbimpact': 10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163888888888889" calcext:value-type="float">
            <text:p>0.16</text:p>
          </table:table-cell>
          <table:table-cell table:style-name="ce5" office:value-type="float" office:value="0.836111111111111" calcext:value-type="float">
            <text:p>0.84</text:p>
          </table:table-cell>
          <table:table-cell table:style-name="ce3" table:number-columns-repeated="2"/>
          <table:table-cell table:style-name="ce7" office:value-type="string" calcext:value-type="string">
            <text:p>2025-08-26 18:39:13.323097</text:p>
          </table:table-cell>
        </table:table-row>
        <table:table-row table:style-name="ro1">
          <table:table-cell table:style-name="ce1" office:value-type="string" calcext:value-type="string">
            <text:p>adult#006</text:p>
          </table:table-cell>
          <table:table-cell table:style-name="ce1" office:value-type="string" calcext:value-type="string">
            <text:p>{'sens': 40, 'dia': 4.5, 'carb_ratio': 15, 'max_iob': 7, 'max_basal': 3.5, 'max_daily_basal': 3.5, 'max_bg': 120, 'min_bg': 120, 'maxCOB': 150, 'isfProfile': {'sensitivities': [{'offset': 0, 'sensitivity': 40}]}, 'min_5m_carbimpact': 12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124074074074074" calcext:value-type="float">
            <text:p>0.12</text:p>
          </table:table-cell>
          <table:table-cell table:style-name="ce5" office:value-type="float" office:value="0.875925925925926" calcext:value-type="float">
            <text:p>0.88</text:p>
          </table:table-cell>
          <table:table-cell table:style-name="ce3" table:number-columns-repeated="2"/>
          <table:table-cell table:style-name="ce7" office:value-type="string" calcext:value-type="string">
            <text:p>2025-08-26 18:39:30.426182</text:p>
          </table:table-cell>
        </table:table-row>
        <table:table-row table:style-name="ro1">
          <table:table-cell table:style-name="ce1" office:value-type="string" calcext:value-type="string">
            <text:p>adult#006</text:p>
          </table:table-cell>
          <table:table-cell table:style-name="ce1" office:value-type="string" calcext:value-type="string">
            <text:p>{'sens': 30, 'dia': 5.0, 'carb_ratio': 10, 'max_iob': 10, 'max_basal': 5.0, 'max_daily_basal': 5.0, 'max_bg': 120, 'min_bg': 120, 'maxCOB': 180, 'isfProfile': {'sensitivities': [{'offset': 0, 'sensitivity': 30}]}, 'min_5m_carbimpact': 15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102777777777778" calcext:value-type="float">
            <text:p>0.10</text:p>
          </table:table-cell>
          <table:table-cell table:style-name="ce5" office:value-type="float" office:value="0.897222222222222" calcext:value-type="float">
            <text:p>0.90</text:p>
          </table:table-cell>
          <table:table-cell table:style-name="ce3" table:number-columns-repeated="2"/>
          <table:table-cell table:style-name="ce7" office:value-type="string" calcext:value-type="string">
            <text:p>2025-08-26 18:39:44.991326</text:p>
          </table:table-cell>
        </table:table-row>
        <table:table-row table:style-name="ro1">
          <table:table-cell table:style-name="ce1" office:value-type="string" calcext:value-type="string">
            <text:p>adult#008</text:p>
          </table:table-cell>
          <table:table-cell table:style-name="ce1" office:value-type="string" calcext:value-type="string">
            <text:p>{'sens': 60, 'dia': 4.0, 'carb_ratio': 20, 'max_iob': 5, 'max_basal': 2.5, 'max_daily_basal': 2.5, 'max_bg': 120, 'min_bg': 120, 'maxCOB': 120, 'isfProfile': {'sensitivities': [{'offset': 0, 'sensitivity': 60}]}, 'min_5m_carbimpact': 10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184259259259259" calcext:value-type="float">
            <text:p>0.18</text:p>
          </table:table-cell>
          <table:table-cell table:style-name="ce5" office:value-type="float" office:value="0.815740740740741" calcext:value-type="float">
            <text:p>0.82</text:p>
          </table:table-cell>
          <table:table-cell table:style-name="ce3" table:number-columns-repeated="2"/>
          <table:table-cell table:style-name="ce7" office:value-type="string" calcext:value-type="string">
            <text:p>2025-08-26 18:39:14.152378</text:p>
          </table:table-cell>
        </table:table-row>
        <table:table-row table:style-name="ro1">
          <table:table-cell table:style-name="ce1" office:value-type="string" calcext:value-type="string">
            <text:p>adult#008</text:p>
          </table:table-cell>
          <table:table-cell table:style-name="ce1" office:value-type="string" calcext:value-type="string">
            <text:p>{'sens': 40, 'dia': 4.5, 'carb_ratio': 15, 'max_iob': 7, 'max_basal': 3.5, 'max_daily_basal': 3.5, 'max_bg': 120, 'min_bg': 120, 'maxCOB': 150, 'isfProfile': {'sensitivities': [{'offset': 0, 'sensitivity': 40}]}, 'min_5m_carbimpact': 12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159259259259259" calcext:value-type="float">
            <text:p>0.16</text:p>
          </table:table-cell>
          <table:table-cell table:style-name="ce5" office:value-type="float" office:value="0.840740740740741" calcext:value-type="float">
            <text:p>0.84</text:p>
          </table:table-cell>
          <table:table-cell table:style-name="ce3" table:number-columns-repeated="2"/>
          <table:table-cell table:style-name="ce7" office:value-type="string" calcext:value-type="string">
            <text:p>2025-08-26 18:39:31.296313</text:p>
          </table:table-cell>
        </table:table-row>
        <table:table-row table:style-name="ro1">
          <table:table-cell table:style-name="ce1" office:value-type="string" calcext:value-type="string">
            <text:p>adult#008</text:p>
          </table:table-cell>
          <table:table-cell table:style-name="ce1" office:value-type="string" calcext:value-type="string">
            <text:p>{'sens': 30, 'dia': 5.0, 'carb_ratio': 10, 'max_iob': 10, 'max_basal': 5.0, 'max_daily_basal': 5.0, 'max_bg': 120, 'min_bg': 120, 'maxCOB': 180, 'isfProfile': {'sensitivities': [{'offset': 0, 'sensitivity': 30}]}, 'min_5m_carbimpact': 15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143518518518519" calcext:value-type="float">
            <text:p>0.14</text:p>
          </table:table-cell>
          <table:table-cell table:style-name="ce5" office:value-type="float" office:value="0.856481481481482" calcext:value-type="float">
            <text:p>0.86</text:p>
          </table:table-cell>
          <table:table-cell table:style-name="ce3" table:number-columns-repeated="2"/>
          <table:table-cell table:style-name="ce7" office:value-type="string" calcext:value-type="string">
            <text:p>2025-08-26 18:39:45.387867</text:p>
          </table:table-cell>
        </table:table-row>
        <table:table-row table:style-name="ro1">
          <table:table-cell table:style-name="ce1" office:value-type="string" calcext:value-type="string">
            <text:p>adult#009</text:p>
          </table:table-cell>
          <table:table-cell table:style-name="ce1" office:value-type="string" calcext:value-type="string">
            <text:p>{'sens': 60, 'dia': 4.0, 'carb_ratio': 20, 'max_iob': 5, 'max_basal': 2.5, 'max_daily_basal': 2.5, 'max_bg': 120, 'min_bg': 120, 'maxCOB': 120, 'isfProfile': {'sensitivities': [{'offset': 0, 'sensitivity': 60}]}, 'min_5m_carbimpact': 10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105555555555556" calcext:value-type="float">
            <text:p>0.11</text:p>
          </table:table-cell>
          <table:table-cell table:style-name="ce5" office:value-type="float" office:value="0.894444444444445" calcext:value-type="float">
            <text:p>0.89</text:p>
          </table:table-cell>
          <table:table-cell table:style-name="ce3" table:number-columns-repeated="2"/>
          <table:table-cell table:style-name="ce7" office:value-type="string" calcext:value-type="string">
            <text:p>2025-08-26 18:39:14.174443</text:p>
          </table:table-cell>
        </table:table-row>
        <table:table-row table:style-name="ro1">
          <table:table-cell table:style-name="ce1" office:value-type="string" calcext:value-type="string">
            <text:p>adult#009</text:p>
          </table:table-cell>
          <table:table-cell table:style-name="ce1" office:value-type="string" calcext:value-type="string">
            <text:p>{'sens': 40, 'dia': 4.5, 'carb_ratio': 15, 'max_iob': 7, 'max_basal': 3.5, 'max_daily_basal': 3.5, 'max_bg': 120, 'min_bg': 120, 'maxCOB': 150, 'isfProfile': {'sensitivities': [{'offset': 0, 'sensitivity': 40}]}, 'min_5m_carbimpact': 12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0824074074074074" calcext:value-type="float">
            <text:p>0.08</text:p>
          </table:table-cell>
          <table:table-cell table:style-name="ce5" office:value-type="float" office:value="0.917592592592593" calcext:value-type="float">
            <text:p>0.92</text:p>
          </table:table-cell>
          <table:table-cell table:style-name="ce3" table:number-columns-repeated="2"/>
          <table:table-cell table:style-name="ce7" office:value-type="string" calcext:value-type="string">
            <text:p>2025-08-26 18:39:31.350999</text:p>
          </table:table-cell>
        </table:table-row>
        <table:table-row table:style-name="ro1">
          <table:table-cell table:style-name="ce1" office:value-type="string" calcext:value-type="string">
            <text:p>adult#009</text:p>
          </table:table-cell>
          <table:table-cell table:style-name="ce1" office:value-type="string" calcext:value-type="string">
            <text:p>{'sens': 30, 'dia': 5.0, 'carb_ratio': 10, 'max_iob': 10, 'max_basal': 5.0, 'max_daily_basal': 5.0, 'max_bg': 120, 'min_bg': 120, 'maxCOB': 180, 'isfProfile': {'sensitivities': [{'offset': 0, 'sensitivity': 30}]}, 'min_5m_carbimpact': 15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0777777777777778" calcext:value-type="float">
            <text:p>0.08</text:p>
          </table:table-cell>
          <table:table-cell table:style-name="ce5" office:value-type="float" office:value="0.922222222222222" calcext:value-type="float">
            <text:p>0.92</text:p>
          </table:table-cell>
          <table:table-cell table:style-name="ce3" table:number-columns-repeated="2"/>
          <table:table-cell table:style-name="ce7" office:value-type="string" calcext:value-type="string">
            <text:p>2025-08-26 18:39:45.412029</text:p>
          </table:table-cell>
        </table:table-row>
        <table:table-row table:style-name="ro1">
          <table:table-cell table:style-name="ce1" office:value-type="string" calcext:value-type="string">
            <text:p>adult#007</text:p>
          </table:table-cell>
          <table:table-cell table:style-name="ce1" office:value-type="string" calcext:value-type="string">
            <text:p>{'sens': 60, 'dia': 4.0, 'carb_ratio': 20, 'max_iob': 5, 'max_basal': 2.5, 'max_daily_basal': 2.5, 'max_bg': 120, 'min_bg': 120, 'maxCOB': 120, 'isfProfile': {'sensitivities': [{'offset': 0, 'sensitivity': 60}]}, 'min_5m_carbimpact': 10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0648148148148148" calcext:value-type="float">
            <text:p>0.06</text:p>
          </table:table-cell>
          <table:table-cell table:style-name="ce3" office:value-type="float" office:value="0.0888888888888889" calcext:value-type="float">
            <text:p>0.09</text:p>
          </table:table-cell>
          <table:table-cell table:style-name="ce5" office:value-type="float" office:value="0.846296296296296" calcext:value-type="float">
            <text:p>0.85</text:p>
          </table:table-cell>
          <table:table-cell table:style-name="ce3" table:number-columns-repeated="2"/>
          <table:table-cell table:style-name="ce7" office:value-type="string" calcext:value-type="string">
            <text:p>2025-08-26 18:39:14.121811</text:p>
          </table:table-cell>
        </table:table-row>
        <table:table-row table:style-name="ro1">
          <table:table-cell table:style-name="ce1" office:value-type="string" calcext:value-type="string">
            <text:p>adult#007</text:p>
          </table:table-cell>
          <table:table-cell table:style-name="ce1" office:value-type="string" calcext:value-type="string">
            <text:p>{'sens': 40, 'dia': 4.5, 'carb_ratio': 15, 'max_iob': 7, 'max_basal': 3.5, 'max_daily_basal': 3.5, 'max_bg': 120, 'min_bg': 120, 'maxCOB': 150, 'isfProfile': {'sensitivities': [{'offset': 0, 'sensitivity': 40}]}, 'min_5m_carbimpact': 12.0}</text:p>
          </table:table-cell>
          <table:table-cell table:style-name="ce1" office:value-type="string" calcext:value-type="string">
            <text:p>Completed</text:p>
          </table:table-cell>
          <table:table-cell table:style-name="ce3" office:value-type="float" office:value="0.0222222222222222" calcext:value-type="float">
            <text:p>0.02</text:p>
          </table:table-cell>
          <table:table-cell table:style-name="ce3" office:value-type="float" office:value="0.0953703703703704" calcext:value-type="float">
            <text:p>0.10</text:p>
          </table:table-cell>
          <table:table-cell table:style-name="ce5" office:value-type="float" office:value="0.882407407407407" calcext:value-type="float">
            <text:p>0.88</text:p>
          </table:table-cell>
          <table:table-cell table:style-name="ce3" table:number-columns-repeated="2"/>
          <table:table-cell table:style-name="ce7" office:value-type="string" calcext:value-type="string">
            <text:p>2025-08-26 18:39:31.337955</text:p>
          </table:table-cell>
        </table:table-row>
        <table:table-row table:style-name="ro1">
          <table:table-cell table:style-name="ce1" office:value-type="string" calcext:value-type="string">
            <text:p>adult#007</text:p>
          </table:table-cell>
          <table:table-cell table:style-name="ce1" office:value-type="string" calcext:value-type="string">
            <text:p>{'sens': 30, 'dia': 5.0, 'carb_ratio': 10, 'max_iob': 10, 'max_basal': 5.0, 'max_daily_basal': 5.0, 'max_bg': 120, 'min_bg': 120, 'maxCOB': 180, 'isfProfile': {'sensitivities': [{'offset': 0, 'sensitivity': 30}]}, 'min_5m_carbimpact': 15.0}</text:p>
          </table:table-cell>
          <table:table-cell table:style-name="ce1" office:value-type="string" calcext:value-type="string">
            <text:p>Completed</text:p>
          </table:table-cell>
          <table:table-cell table:style-name="ce3"/>
          <table:table-cell table:style-name="ce3" office:value-type="float" office:value="0.0953703703703704" calcext:value-type="float">
            <text:p>0.10</text:p>
          </table:table-cell>
          <table:table-cell table:style-name="ce5" office:value-type="float" office:value="0.90462962962963" calcext:value-type="float">
            <text:p>0.90</text:p>
          </table:table-cell>
          <table:table-cell table:style-name="ce3" table:number-columns-repeated="2"/>
          <table:table-cell table:style-name="ce7" office:value-type="string" calcext:value-type="string">
            <text:p>2025-08-26 18:39:45.421394</text:p>
          </table:table-cell>
        </table:table-row>
        <table:table-row table:style-name="ro1" table:number-rows-repeated="1048493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test_results.F1:test_results.F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 style:data-style-name="N2" text:time-value="14:32:22.869077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8-28T14:53:29.416928800</dc:date>
    <meta:editing-duration>PT12M40S</meta:editing-duration>
    <meta:editing-cycles>2</meta:editing-cycles>
    <meta:generator>LibreOffice/25.2.5.2$Windows_X86_64 LibreOffice_project/03d19516eb2e1dd5d4ccd751a0d6f35f35e08022</meta:generator>
    <meta:document-statistic meta:table-count="1" meta:cell-count="538" meta:object-count="0"/>
  </office:meta>
</office:document-meta>
</file>